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13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6.653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6.38cm"/>
    </style:style>
    <style:style style:name="co9" style:family="table-column">
      <style:table-column-properties fo:break-before="auto" style:column-width="9.049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4.692cm"/>
    </style:style>
    <style:style style:name="co15" style:family="table-column">
      <style:table-column-properties fo:break-before="auto" style:column-width="14.005cm"/>
    </style:style>
    <style:style style:name="co16" style:family="table-column">
      <style:table-column-properties fo:break-before="auto" style:column-width="7.823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3.847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3.821cm"/>
    </style:style>
    <style:style style:name="co22" style:family="table-column">
      <style:table-column-properties fo:break-before="auto" style:column-width="4.366cm"/>
    </style:style>
    <style:style style:name="co23" style:family="table-column">
      <style:table-column-properties fo:break-before="auto" style:column-width="5.944cm"/>
    </style:style>
    <style:style style:name="co24" style:family="table-column">
      <style:table-column-properties fo:break-before="auto" style:column-width="57.99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mplete_dataset_manual_adjust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000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penDoa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ssell_me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ni_sld</text:p>
          </table:table-cell>
          <table:table-cell office:value-type="string" calcext:value-type="string">
            <text:p>homepageUrl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is_software</text:p>
          </table:table-cell>
          <table:table-cell office:value-type="string" calcext:value-type="string">
            <text:p>ris_software_enum</text:p>
          </table:table-cell>
          <table:table-cell office:value-type="string" calcext:value-type="string">
            <text:p>metadataFormat</text:p>
          </table:table-cell>
          <table:table-cell office:value-type="string" calcext:value-type="string">
            <text:p>created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contains_software_set</text:p>
          </table:table-cell>
          <table:table-cell office:value-type="string" calcext:value-type="string">
            <text:p>Num_sw_record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anual_Num_sw_record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ura.abdn.ac.uk/dspace-oai/request</text:p>
          </table:table-cell>
          <table:table-cell office:value-type="float" office:value="1" calcext:value-type="float">
            <text:p>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Aberdeen University Research Arch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ra.deposit@abdn.ac.uk</text:p>
          </table:table-cell>
          <table:table-cell/>
          <table:table-cell office:value-type="string" calcext:value-type="string">
            <text:p>abdn</text:p>
          </table:table-cell>
          <table:table-cell office:value-type="string" calcext:value-type="string">
            <text:p>http://aura.abdn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06T00:00:00+01:00</text:p>
          </table:table-cell>
          <table:table-cell office:value-type="string" calcext:value-type="string">
            <text:p>{'countryCode': 'GB', 'latitude': 57.165, 'longitude': -2.0991}</text:p>
          </table:table-cell>
          <table:table-cell office:value-type="string" calcext:value-type="string">
            <text:p>https://api.core.ac.uk/data-providers/1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ke.abertay.ac.uk/</text:p>
          </table:table-cell>
          <table:table-cell office:value-type="float" office:value="2" calcext:value-type="float">
            <text:p>2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Abertay Research Port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abertay.ac.uk</text:p>
          </table:table-cell>
          <table:table-cell/>
          <table:table-cell office:value-type="string" calcext:value-type="string">
            <text:p>abertay</text:p>
          </table:table-cell>
          <table:table-cell office:value-type="string" calcext:value-type="string">
            <text:p>http://repository.abertay.ac.uk</text:p>
          </table:table-cell>
          <table:table-cell/>
          <table:table-cell table:number-columns-repeated="2"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09T22:12:10+01:00</text:p>
          </table:table-cell>
          <table:table-cell office:value-type="string" calcext:value-type="string">
            <text:p>{'countryCode': 'GB', 'latitude': 56.4599, 'longitude': -2.9888}</text:p>
          </table:table-cell>
          <table:table-cell office:value-type="string" calcext:value-type="string">
            <text:p>https://api.core.ac.uk/data-providers/2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https://rke.abertay.ac.uk/en/publications/?format=&amp;type=%2Fdk%2Fatira%2Fpure%2Fresearchoutput%2Fresearchoutputtypes%2Fnontextual%2Fsoftware&amp;nofollow=tru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pository.alt.ac.uk/cgi/oai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T Open Access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alt.ac.uk</text:p>
          </table:table-cell>
          <table:table-cell/>
          <table:table-cell office:value-type="string" calcext:value-type="string">
            <text:p>alt</text:p>
          </table:table-cell>
          <table:table-cell office:value-type="string" calcext:value-type="string">
            <text:p>http://repository.alt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1T14:57:33+01:00</text:p>
          </table:table-cell>
          <table:table-cell office:value-type="string" calcext:value-type="string">
            <text:p>{'countryCode': 'gb', 'latitude': 51.7549, 'longitude': -1.22309}</text:p>
          </table:table-cell>
          <table:table-cell office:value-type="string" calcext:value-type="string">
            <text:p>https://api.core.ac.uk/data-providers/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ro.anglia.ac.uk/cgi/oai2</text:p>
          </table:table-cell>
          <table:table-cell office:value-type="float" office:value="6" calcext:value-type="float">
            <text:p>6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glia Ruskin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o@anglia.ac.uk</text:p>
          </table:table-cell>
          <table:table-cell/>
          <table:table-cell office:value-type="string" calcext:value-type="string">
            <text:p>anglia</text:p>
          </table:table-cell>
          <table:table-cell office:value-type="string" calcext:value-type="string">
            <text:p>https://arro.anglia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09T22:15:53+01:00</text:p>
          </table:table-cell>
          <table:table-cell office:value-type="string" calcext:value-type="string">
            <text:p>{'countryCode': 'GB', 'latitude': 51.7413, 'longitude': 0.4743}</text:p>
          </table:table-cell>
          <table:table-cell office:value-type="string" calcext:value-type="string">
            <text:p>https://api.core.ac.uk/data-providers/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ublications.aston.ac.uk/cgi/oai2</text:p>
          </table:table-cell>
          <table:table-cell office:value-type="float" office:value="7" calcext:value-type="float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Aston Publications Explor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access@aston.ac.uk</text:p>
          </table:table-cell>
          <table:table-cell/>
          <table:table-cell office:value-type="string" calcext:value-type="string">
            <text:p>aston</text:p>
          </table:table-cell>
          <table:table-cell office:value-type="string" calcext:value-type="string">
            <text:p>http://publications.aston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12T18:06:54+01:00</text:p>
          </table:table-cell>
          <table:table-cell office:value-type="string" calcext:value-type="string">
            <text:p>{'countryCode': 'GB', 'latitude': 52.4862, 'longitude': -1.8896}</text:p>
          </table:table-cell>
          <table:table-cell office:value-type="string" calcext:value-type="string">
            <text:p>https://api.core.ac.uk/data-providers/7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search.bangor.ac.uk/ws/oai</text:p>
          </table:table-cell>
          <table:table-cell office:value-type="float" office:value="28" calcext:value-type="float">
            <text:p>28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Bangor University Research Port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bangor.ac.uk</text:p>
          </table:table-cell>
          <table:table-cell/>
          <table:table-cell office:value-type="string" calcext:value-type="string">
            <text:p>bangor</text:p>
          </table:table-cell>
          <table:table-cell office:value-type="string" calcext:value-type="string">
            <text:p>https://research.bangor.ac.uk/portal/en/researchoutputs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3T08:41:29+01:00</text:p>
          </table:table-cell>
          <table:table-cell office:value-type="string" calcext:value-type="string">
            <text:p>{'countryCode': 'GB', 'latitude': 53.2185, 'longitude': -4.1546}</text:p>
          </table:table-cell>
          <table:table-cell office:value-type="string" calcext:value-type="string">
            <text:p>https://api.core.ac.uk/data-providers/2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ttps://researchportal.bath.ac.uk/en/publications/</text:p>
          </table:table-cell>
          <table:table-cell office:value-type="float" office:value="82" calcext:value-type="float">
            <text:p>82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University of Bath Research Port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us-support@bath.ac.uk</text:p>
          </table:table-cell>
          <table:table-cell/>
          <table:table-cell office:value-type="string" calcext:value-type="string">
            <text:p>bath</text:p>
          </table:table-cell>
          <table:table-cell office:value-type="string" calcext:value-type="string">
            <text:p>http://opus.bath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5T10:16:09+01:00</text:p>
          </table:table-cell>
          <table:table-cell office:value-type="string" calcext:value-type="string">
            <text:p>{'countryCode': 'GB', 'latitude': 51.3815, 'longitude': -2.3278}</text:p>
          </table:table-cell>
          <table:table-cell office:value-type="string" calcext:value-type="string">
            <text:p>https://api.core.ac.uk/data-providers/82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earchspace.bathspa.ac.uk/cgi/oai2</text:p>
          </table:table-cell>
          <table:table-cell office:value-type="float" office:value="686" calcext:value-type="float">
            <text:p>686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ResearchSPace - Bath Spa Univer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archspace@bathspa.ac.uk</text:p>
          </table:table-cell>
          <table:table-cell/>
          <table:table-cell office:value-type="string" calcext:value-type="string">
            <text:p>bathspa</text:p>
          </table:table-cell>
          <table:table-cell office:value-type="string" calcext:value-type="string">
            <text:p>http://researchspace.bathspa.ac.uk</text:p>
          </table:table-cell>
          <table:table-cell/>
          <table:table-cell office:value-type="string" calcext:value-type="string">
            <text:p>Eprints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5-08-18T11:27:56+01:00</text:p>
          </table:table-cell>
          <table:table-cell office:value-type="string" calcext:value-type="string">
            <text:p>{'countryCode': 'GB', 'latitude': 51.375899, 'longitude': -2.43866}</text:p>
          </table:table-cell>
          <table:table-cell office:value-type="string" calcext:value-type="string">
            <text:p>https://api.core.ac.uk/data-providers/68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rints.bbk.ac.uk/cgi/oai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rkbeck Institutional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-eprints@bbk.ac.uk</text:p>
          </table:table-cell>
          <table:table-cell/>
          <table:table-cell office:value-type="string" calcext:value-type="string">
            <text:p>bbk</text:p>
          </table:table-cell>
          <table:table-cell office:value-type="string" calcext:value-type="string">
            <text:p>https://eprints.bbk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12T18:08:27+01:00</text:p>
          </table:table-cell>
          <table:table-cell office:value-type="string" calcext:value-type="string">
            <text:p>{'countryCode': 'GB', 'latitude': 51.521515, 'longitude': -0.129308}</text:p>
          </table:table-cell>
          <table:table-cell office:value-type="string" calcext:value-type="string">
            <text:p>https://api.core.ac.uk/data-providers/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cu.eprints-hosting.org/cgi/oai2</text:p>
          </table:table-cell>
          <table:table-cell table:style-name="ce1" office:value-type="float" office:value="14803" calcext:value-type="float">
            <text:p>14803</text:p>
          </table:table-cell>
          <table:table-cell table:style-name="ce1" office:value-type="float" office:value="3870" calcext:value-type="float">
            <text:p>3870</text:p>
          </table:table-cell>
          <table:table-cell table:style-name="ce1" office:value-type="string" calcext:value-type="string">
            <text:p>Birmingham City University Open Access Repository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bcu</text:p>
          </table:table-cell>
          <table:table-cell table:style-name="ce1" table:number-columns-repeated="2"/>
          <table:table-cell table:style-name="ce1" office:value-type="string" calcext:value-type="string">
            <text:p>EPrints 3.4.0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11-25T15:27:47+00:00</text:p>
          </table:table-cell>
          <table:table-cell table:style-name="ce1" office:value-type="string" calcext:value-type="string">
            <text:p>{'countryCode': 'gb', 'latitude': 52.4822, 'longitude': -1.88861}</text:p>
          </table:table-cell>
          <table:table-cell table:style-name="ce1" office:value-type="string" calcext:value-type="string">
            <text:p>https://api.core.ac.uk/data-providers/14803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No software search item</text:p>
          </table:table-cell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www.open-access.bcu.ac.uk/cgi/oai2</text:p>
          </table:table-cell>
          <table:table-cell table:style-name="ce1" office:value-type="float" office:value="2583" calcext:value-type="float">
            <text:p>2583</text:p>
          </table:table-cell>
          <table:table-cell table:style-name="ce1" office:value-type="float" office:value="4167" calcext:value-type="float">
            <text:p>4167</text:p>
          </table:table-cell>
          <table:table-cell table:style-name="ce1" office:value-type="string" calcext:value-type="string">
            <text:p>BCU Open Acces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Gemma.Tonks@bcu.ac.uk</text:p>
          </table:table-cell>
          <table:table-cell table:style-name="ce1"/>
          <table:table-cell table:style-name="ce1" office:value-type="string" calcext:value-type="string">
            <text:p>bcu</text:p>
          </table:table-cell>
          <table:table-cell table:style-name="ce1" office:value-type="string" calcext:value-type="string">
            <text:p>https://www.open-access.bcu.ac.uk/</text:p>
          </table:table-cell>
          <table:table-cell table:style-name="ce1"/>
          <table:table-cell table:style-name="ce1" office:value-type="string" calcext:value-type="string">
            <text:p>EPrints 3.4.0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7-04-10T00:05:46+01:00</text:p>
          </table:table-cell>
          <table:table-cell table:style-name="ce1" office:value-type="string" calcext:value-type="string">
            <text:p>{'countryCode': 'GB', 'latitude': None, 'longitude': None}</text:p>
          </table:table-cell>
          <table:table-cell table:style-name="ce1" office:value-type="string" calcext:value-type="string">
            <text:p>https://api.core.ac.uk/data-providers/2583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bgro.repository.guildhe.ac.uk/cgi/oai2</text:p>
          </table:table-cell>
          <table:table-cell office:value-type="float" office:value="1052" calcext:value-type="float">
            <text:p>1052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BG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chel.stewart@bishopg.ac.uk</text:p>
          </table:table-cell>
          <table:table-cell/>
          <table:table-cell office:value-type="string" calcext:value-type="string">
            <text:p>bgro</text:p>
          </table:table-cell>
          <table:table-cell office:value-type="string" calcext:value-type="string">
            <text:p>https://bgro.repository.guildhe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6-10-28T11:02:58+01:00</text:p>
          </table:table-cell>
          <table:table-cell office:value-type="string" calcext:value-type="string">
            <text:p>{'countryCode': 'GB', 'latitude': 53.24382259999999, 'longitude': -0.5364247}</text:p>
          </table:table-cell>
          <table:table-cell office:value-type="string" calcext:value-type="string">
            <text:p>https://api.core.ac.uk/data-providers/1052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data.bham.ac.uk/cgi/oai2</text:p>
          </table:table-cell>
          <table:table-cell table:style-name="ce1" office:value-type="float" office:value="14703" calcext:value-type="float">
            <text:p>14703</text:p>
          </table:table-cell>
          <table:table-cell table:style-name="ce1"/>
          <table:table-cell table:style-name="ce1" office:value-type="string" calcext:value-type="string">
            <text:p>University of Birmingham eData Repository (UBIRA E-Data)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bham</text:p>
          </table:table-cell>
          <table:table-cell table:style-name="ce1" office:value-type="string" calcext:value-type="string">
            <text:p>https://edata.bham.ac.uk</text:p>
          </table:table-cell>
          <table:table-cell table:style-name="ce1"/>
          <table:table-cell table:style-name="ce1" office:value-type="string" calcext:value-type="string">
            <text:p>Eprints 3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09-30T00:00:00+01:00</text:p>
          </table:table-cell>
          <table:table-cell table:style-name="ce1" office:value-type="string" calcext:value-type="string">
            <text:p>{'countryCode': 'GB', 'latitude': None, 'longitude': None}</text:p>
          </table:table-cell>
          <table:table-cell table:style-name="ce1" office:value-type="string" calcext:value-type="string">
            <text:p>https://api.core.ac.uk/data-providers/14703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epapers.bham.ac.uk/cgi/oai2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126" calcext:value-type="float">
            <text:p>1126</text:p>
          </table:table-cell>
          <table:table-cell table:style-name="ce1" office:value-type="string" calcext:value-type="string">
            <text:p>University of Birmingham Research Archive, E-papers Repository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.Atkins.1@bham.ac.uk</text:p>
          </table:table-cell>
          <table:table-cell table:style-name="ce1"/>
          <table:table-cell table:style-name="ce1" office:value-type="string" calcext:value-type="string">
            <text:p>bham</text:p>
          </table:table-cell>
          <table:table-cell table:style-name="ce1" office:value-type="string" calcext:value-type="string">
            <text:p>http://epapers.bham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1-07-07T16:12:11+01:00</text:p>
          </table:table-cell>
          <table:table-cell table:style-name="ce1" office:value-type="string" calcext:value-type="string">
            <text:p>{'countryCode': 'GB', 'latitude': 52.44899, 'longitude': -1.93085}</text:p>
          </table:table-cell>
          <table:table-cell table:style-name="ce1" office:value-type="string" calcext:value-type="string">
            <text:p>https://api.core.ac.uk/data-providers/119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pure-oai.bham.ac.uk/ws/oai</text:p>
          </table:table-cell>
          <table:table-cell table:style-name="ce1" office:value-type="float" office:value="4836" calcext:value-type="float">
            <text:p>4836</text:p>
          </table:table-cell>
          <table:table-cell table:style-name="ce1"/>
          <table:table-cell table:style-name="ce1" office:value-type="string" calcext:value-type="string">
            <text:p>University of Birmingham Research Port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.S.Herterich@bham.ac.uk</text:p>
          </table:table-cell>
          <table:table-cell table:style-name="ce1"/>
          <table:table-cell table:style-name="ce1" office:value-type="string" calcext:value-type="string">
            <text:p>bham</text:p>
          </table:table-cell>
          <table:table-cell table:style-name="ce1" office:value-type="string" calcext:value-type="string">
            <text:p>https://research.birmingham.ac.uk/portal/en/</text:p>
          </table:table-cell>
          <table:table-cell table:style-name="ce1"/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01-08T16:59:04+00:00</text:p>
          </table:table-cell>
          <table:table-cell table:style-name="ce1" office:value-type="string" calcext:value-type="string">
            <text:p>{'countryCode': 'GB', 'latitude': 52.44899, 'longitude': -1.93085}</text:p>
          </table:table-cell>
          <table:table-cell table:style-name="ce1" office:value-type="string" calcext:value-type="string">
            <text:p>https://api.core.ac.uk/data-providers/4836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 Argument Erro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Contains software</text:p>
          </table:table-cell>
          <table:table-cell table:style-name="ce1" office:value-type="string" calcext:value-type="string">
            <text:p>https://research.birmingham.ac.uk/en/publications/?format=&amp;type=%2Fdk%2Fatira%2Fpure%2Fresearchoutput%2Fresearchoutputtypes%2Fnontextual%2Fsoftware&amp;nofollow=true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sprite.bolton.ac.uk/cgi/oai2</text:p>
          </table:table-cell>
          <table:table-cell office:value-type="float" office:value="623" calcext:value-type="float">
            <text:p>623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University of Bolton Institutional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bir@bolton.ac.uk</text:p>
          </table:table-cell>
          <table:table-cell/>
          <table:table-cell office:value-type="string" calcext:value-type="string">
            <text:p>bolton</text:p>
          </table:table-cell>
          <table:table-cell office:value-type="string" calcext:value-type="string">
            <text:p>http://sprite.bolton.ac.uk</text:p>
          </table:table-cell>
          <table:table-cell/>
          <table:table-cell office:value-type="string" calcext:value-type="string">
            <text:p>EPrints 3.3.14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4-03-03T17:06:54+00:00</text:p>
          </table:table-cell>
          <table:table-cell office:value-type="string" calcext:value-type="string">
            <text:p>{'countryCode': 'GB', 'latitude': 53.5735, 'longitude': -2.4364}</text:p>
          </table:table-cell>
          <table:table-cell office:value-type="string" calcext:value-type="string">
            <text:p>https://api.core.ac.uk/data-providers/62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rints.bournemouth.ac.uk/cgi/oai2</text:p>
          </table:table-cell>
          <table:table-cell office:value-type="float" office:value="9" calcext:value-type="float">
            <text:p>9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Bournemouth University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O@bournemouth.ac.uk</text:p>
          </table:table-cell>
          <table:table-cell/>
          <table:table-cell office:value-type="string" calcext:value-type="string">
            <text:p>bournemouth</text:p>
          </table:table-cell>
          <table:table-cell office:value-type="string" calcext:value-type="string">
            <text:p>http://eprints.bournemouth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10T19:46:10+01:00</text:p>
          </table:table-cell>
          <table:table-cell office:value-type="string" calcext:value-type="string">
            <text:p>{'countryCode': 'GB', 'latitude': 50.742979, 'longitude': -1.897168}</text:p>
          </table:table-cell>
          <table:table-cell office:value-type="string" calcext:value-type="string">
            <text:p>https://api.core.ac.uk/data-providers/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 err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adscholars.brad.ac.uk/dspace-oai/request</text:p>
          </table:table-cell>
          <table:table-cell office:value-type="float" office:value="10" calcext:value-type="float">
            <text:p>1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Bradford Schola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bradford.ac.uk</text:p>
          </table:table-cell>
          <table:table-cell/>
          <table:table-cell office:value-type="string" calcext:value-type="string">
            <text:p>brad/</text:p>
          </table:table-cell>
          <table:table-cell office:value-type="string" calcext:value-type="string">
            <text:p>https://bradscholars.brad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09T22:33:07+01:00</text:p>
          </table:table-cell>
          <table:table-cell office:value-type="string" calcext:value-type="string">
            <text:p>{'countryCode': 'gb', 'latitude': 53.7917, 'longitude': -1.7674}</text:p>
          </table:table-cell>
          <table:table-cell office:value-type="string" calcext:value-type="string">
            <text:p>https://api.core.ac.uk/data-providers/10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is.brighton.ac.uk/ws/oai</text:p>
          </table:table-cell>
          <table:table-cell office:value-type="float" office:value="4837" calcext:value-type="float">
            <text:p>4837</text:p>
          </table:table-cell>
          <table:table-cell/>
          <table:table-cell office:value-type="string" calcext:value-type="string">
            <text:p>University of Brighton Research Port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rints@brighton.ac.uk</text:p>
          </table:table-cell>
          <table:table-cell/>
          <table:table-cell office:value-type="string" calcext:value-type="string">
            <text:p>brighton</text:p>
          </table:table-cell>
          <table:table-cell office:value-type="string" calcext:value-type="string">
            <text:p>https://research.brighton.ac.uk/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01-10T14:15:29+00:00</text:p>
          </table:table-cell>
          <table:table-cell office:value-type="string" calcext:value-type="string">
            <text:p>{'countryCode': 'GB', 'latitude': 50.842309, 'longitude': -0.119548}</text:p>
          </table:table-cell>
          <table:table-cell office:value-type="string" calcext:value-type="string">
            <text:p>https://api.core.ac.uk/data-providers/4837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Pure link https://research.brighton.ac.uk/en/publications/?format=&amp;type=%2Fdk%2Fatira%2Fpure%2Fresearchoutput%2Fresearchoutputtypes%2Fnontextual%2Fsoftware&amp;nofollow=tru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search-information.bris.ac.uk/ws/oai</text:p>
          </table:table-cell>
          <table:table-cell office:value-type="float" office:value="286" calcext:value-type="float">
            <text:p>286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Explore Bristol Resea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-access@bristol.ac.uk</text:p>
          </table:table-cell>
          <table:table-cell/>
          <table:table-cell office:value-type="string" calcext:value-type="string">
            <text:p>bris</text:p>
          </table:table-cell>
          <table:table-cell office:value-type="string" calcext:value-type="string">
            <text:p>https://research-information.bris.ac.uk</text:p>
          </table:table-cell>
          <table:table-cell/>
          <table:table-cell office:value-type="string" calcext:value-type="string">
            <text:p>Pure version 5.23.2-1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3-05-09T15:39:26+01:00</text:p>
          </table:table-cell>
          <table:table-cell office:value-type="string" calcext:value-type="string">
            <text:p>{'countryCode': 'GB', 'latitude': 51.459668, 'longitude': -2.601643}</text:p>
          </table:table-cell>
          <table:table-cell office:value-type="string" calcext:value-type="string">
            <text:p>https://api.core.ac.uk/data-providers/28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https://research-information.bris.ac.uk/en/publications/?format=&amp;type=%2Fdk%2Fatira%2Fpure%2Fresearchoutput%2Fresearchoutputtypes%2Fnontextual%2Fsoftware&amp;nofollow=tru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dar.brookes.ac.uk/radar/oai</text:p>
          </table:table-cell>
          <table:table-cell office:value-type="float" office:value="93" calcext:value-type="float">
            <text:p>9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Oxford Brookes University: RA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ar@brookes.ac.uk</text:p>
          </table:table-cell>
          <table:table-cell/>
          <table:table-cell office:value-type="string" calcext:value-type="string">
            <text:p>brookes</text:p>
          </table:table-cell>
          <table:table-cell office:value-type="string" calcext:value-type="string">
            <text:p>https://radar.brookes.ac.uk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1:00+01:00</text:p>
          </table:table-cell>
          <table:table-cell office:value-type="string" calcext:value-type="string">
            <text:p>{'countryCode': 'GB', 'latitude': 51.793, 'longitude': -1.2115}</text:p>
          </table:table-cell>
          <table:table-cell office:value-type="string" calcext:value-type="string">
            <text:p>https://api.core.ac.uk/data-providers/9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ura.brunel.ac.uk/oai/reques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runel University Research Arch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a@brunel.ac.uk</text:p>
          </table:table-cell>
          <table:table-cell/>
          <table:table-cell office:value-type="string" calcext:value-type="string">
            <text:p>brunel</text:p>
          </table:table-cell>
          <table:table-cell office:value-type="string" calcext:value-type="string">
            <text:p>https://bura.brunel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1T14:18:01+01:00</text:p>
          </table:table-cell>
          <table:table-cell office:value-type="string" calcext:value-type="string">
            <text:p>{'countryCode': 'GB', 'latitude': 51.5324044, 'longitude': -0.4729931}</text:p>
          </table:table-cell>
          <table:table-cell office:value-type="string" calcext:value-type="string">
            <text:p>https://api.core.ac.uk/data-providers/1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r.buckingham.ac.uk/cgi/oai2?verb=identify</text:p>
          </table:table-cell>
          <table:table-cell office:value-type="float" office:value="704" calcext:value-type="float">
            <text:p>704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BEAR (Buckingham E-Archive of Research)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uckingham</text:p>
          </table:table-cell>
          <table:table-cell office:value-type="string" calcext:value-type="string">
            <text:p>http://bear.buckingham.ac.uk</text:p>
          </table:table-cell>
          <table:table-cell/>
          <table:table-cell office:value-type="string" calcext:value-type="string">
            <text:p>EPrints 3.3.16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5-11-16T17:31:06+00:00</text:p>
          </table:table-cell>
          <table:table-cell office:value-type="string" calcext:value-type="string">
            <text:p>{'countryCode': 'GB', 'latitude': 51.9993, 'longitude': -0.9876}</text:p>
          </table:table-cell>
          <table:table-cell office:value-type="string" calcext:value-type="string">
            <text:p>https://api.core.ac.uk/data-providers/70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ucks.repository.guildhe.ac.uk/cgi/oai2</text:p>
          </table:table-cell>
          <table:table-cell office:value-type="float" office:value="13623" calcext:value-type="float">
            <text:p>13623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ucks New University: Bucks Knowledge Archiv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ucks</text:p>
          </table:table-cell>
          <table:table-cell office:value-type="string" calcext:value-type="string">
            <text:p>https://bucks.repository.guildhe.ac.uk</text:p>
          </table:table-cell>
          <table:table-cell/>
          <table:table-cell office:value-type="string" calcext:value-type="string">
            <text:p>Eprints 3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09-23T00:00:00+01:00</text:p>
          </table:table-cell>
          <table:table-cell office:value-type="string" calcext:value-type="string">
            <text:p>{'countryCode': 'GB', 'latitude': 51.6205, 'longitude': -0.7386}</text:p>
          </table:table-cell>
          <table:table-cell office:value-type="string" calcext:value-type="string">
            <text:p>https://api.core.ac.uk/data-providers/1362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prints.esc.cam.ac.uk/cgi/oai2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string" calcext:value-type="string">
            <text:p>ESC Publications - Cambridge Univesity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http://eprints.esc.cam.ac.uk</text:p>
          </table:table-cell>
          <table:table-cell table:style-name="ce1"/>
          <table:table-cell table:style-name="ce1" office:value-type="string" calcext:value-type="string">
            <text:p>EPrints 3.3.16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5-08-17T17:13:26+01:00</text:p>
          </table:table-cell>
          <table:table-cell table:style-name="ce1" office:value-type="string" calcext:value-type="string">
            <text:p>{'countryCode': 'GB', 'latitude': 52.204266, 'longitude': 0.1149084}</text:p>
          </table:table-cell>
          <table:table-cell table:style-name="ce1" office:value-type="string" calcext:value-type="string">
            <text:p>https://api.core.ac.uk/data-providers/684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www.repository.cam.ac.uk/oai/request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Apoll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upport@repository.cam.ac.uk</text:p>
          </table:table-cell>
          <table:table-cell table:style-name="ce1"/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https://www.repository.cam.ac.uk</text:p>
          </table:table-cell>
          <table:table-cell table:style-name="ce1"/>
          <table:table-cell table:number-columns-repeated="2" table:style-name="ce1" office:value-type="string" calcext:value-type="string">
            <text:p>dspac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1-05-13T09:01:27+01:00</text:p>
          </table:table-cell>
          <table:table-cell table:style-name="ce1" office:value-type="string" calcext:value-type="string">
            <text:p>{'countryCode': 'gb', 'latitude': 52.208, 'longitude': 0.122374}</text:p>
          </table:table-cell>
          <table:table-cell table:style-name="ce1" office:value-type="string" calcext:value-type="string">
            <text:p>https://api.core.ac.uk/data-providers/27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ontains software</text:p>
          </table:table-cell>
          <table:table-cell table:style-name="ce1" office:value-type="string" calcext:value-type="string">
            <text:p>several sets, all under different names. <text:s/>Metadata for records includes dc:type software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repository.canterbury.ac.uk/oai2</text:p>
          </table:table-cell>
          <table:table-cell office:value-type="float" office:value="164" calcext:value-type="float">
            <text:p>164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Canterbury Research and Theses Environ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te.library@canterbury.ac.uk</text:p>
          </table:table-cell>
          <table:table-cell/>
          <table:table-cell office:value-type="string" calcext:value-type="string">
            <text:p>canterbury</text:p>
          </table:table-cell>
          <table:table-cell office:value-type="string" calcext:value-type="string">
            <text:p>http://create.canterbury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2-06-08T17:05:38+01:00</text:p>
          </table:table-cell>
          <table:table-cell office:value-type="string" calcext:value-type="string">
            <text:p>{'countryCode': 'GB', 'latitude': 51.2796, 'longitude': 1.0894}</text:p>
          </table:table-cell>
          <table:table-cell office:value-type="string" calcext:value-type="string">
            <text:p>https://api.core.ac.uk/data-providers/16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AI XML Syntax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ca.cardiff.ac.uk/cgi/oai2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nline Research @ Car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access@cardiff.ac.uk</text:p>
          </table:table-cell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https://orca.cardiff.ac.uk/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27T18:07:53+01:00</text:p>
          </table:table-cell>
          <table:table-cell office:value-type="string" calcext:value-type="string">
            <text:p>{'countryCode': 'GB', 'latitude': 51.486198, 'longitude': -3.178902}</text:p>
          </table:table-cell>
          <table:table-cell office:value-type="string" calcext:value-type="string">
            <text:p>https://api.core.ac.uk/data-providers/8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edadocs.ceda.ac.uk/cgi/oai2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eda</text:p>
          </table:table-cell>
          <table:table-cell table:number-columns-repeated="2"/>
          <table:table-cell office:value-type="string" calcext:value-type="string">
            <text:p>EPrints 3.3.16</text:p>
          </table:table-cell>
          <table:table-cell office:value-type="string" calcext:value-type="string">
            <text:p>eprints</text:p>
          </table:table-cell>
          <table:table-cell table:number-columns-repeated="6"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esterrep.openrepository.com/oai/request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hesterRe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esterrep@chester.ac.uk</text:p>
          </table:table-cell>
          <table:table-cell/>
          <table:table-cell office:value-type="string" calcext:value-type="string">
            <text:p>chesterrep</text:p>
          </table:table-cell>
          <table:table-cell office:value-type="string" calcext:value-type="string">
            <text:p>https://chesterrep.openrepository.com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1T14:48:05+01:00</text:p>
          </table:table-cell>
          <table:table-cell office:value-type="string" calcext:value-type="string">
            <text:p>{'countryCode': 'gb', 'latitude': 39.768, 'longitude': -104.873}</text:p>
          </table:table-cell>
          <table:table-cell office:value-type="string" calcext:value-type="string">
            <text:p>https://api.core.ac.uk/data-providers/1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prints.chi.ac.uk/cgi/oai2</text:p>
          </table:table-cell>
          <table:table-cell table:style-name="ce1" table:number-columns-repeated="3"/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chi</text:p>
          </table:table-cell>
          <table:table-cell table:style-name="ce1" table:number-columns-repeated="2"/>
          <table:table-cell table:style-name="ce1" office:value-type="string" calcext:value-type="string">
            <text:p>EPrints 3.3.12</text:p>
          </table:table-cell>
          <table:table-cell table:style-name="ce1" office:value-type="string" calcext:value-type="string">
            <text:p>eprints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eprints.chi.ac.uk/cgi/oai2/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2701" calcext:value-type="float">
            <text:p>2701</text:p>
          </table:table-cell>
          <table:table-cell table:style-name="ce1" office:value-type="string" calcext:value-type="string">
            <text:p>University of Chichester EPrints Repository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print@chi.ac.uk</text:p>
          </table:table-cell>
          <table:table-cell table:style-name="ce1"/>
          <table:table-cell table:style-name="ce1" office:value-type="string" calcext:value-type="string">
            <text:p>chi/</text:p>
          </table:table-cell>
          <table:table-cell table:style-name="ce1" office:value-type="string" calcext:value-type="string">
            <text:p>http://eprints.chi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3-07-10T13:02:25+01:00</text:p>
          </table:table-cell>
          <table:table-cell table:style-name="ce1" office:value-type="string" calcext:value-type="string">
            <text:p>{'countryCode': 'GB', 'latitude': 50.8443, 'longitude': -0.7744}</text:p>
          </table:table-cell>
          <table:table-cell table:style-name="ce1" office:value-type="string" calcext:value-type="string">
            <text:p>https://api.core.ac.uk/data-providers/356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 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No software search item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openaccess.city.ac.uk/cgi/oai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City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ublications@city.ac.uk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https://openaccess.city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2-04-23T13:03:18+01:00</text:p>
          </table:table-cell>
          <table:table-cell office:value-type="string" calcext:value-type="string">
            <text:p>{'countryCode': 'gb', 'latitude': 51.528, 'longitude': -0.1031}</text:p>
          </table:table-cell>
          <table:table-cell office:value-type="string" calcext:value-type="string">
            <text:p>https://api.core.ac.uk/data-providers/14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 err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ure.coventry.ac.uk/ws/oai</text:p>
          </table:table-cell>
          <table:table-cell office:value-type="float" office:value="169" calcext:value-type="float">
            <text:p>169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CURVE/op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rve-research.lib@coventry.ac.uk</text:p>
          </table:table-cell>
          <table:table-cell/>
          <table:table-cell office:value-type="string" calcext:value-type="string">
            <text:p>coventry</text:p>
          </table:table-cell>
          <table:table-cell office:value-type="string" calcext:value-type="string">
            <text:p>https://pureportal.coventry.ac.uk/en/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2-06-11T08:54:14+01:00</text:p>
          </table:table-cell>
          <table:table-cell office:value-type="string" calcext:value-type="string">
            <text:p>{'countryCode': 'GB', 'latitude': 52.4058, 'longitude': -1.5127}</text:p>
          </table:table-cell>
          <table:table-cell office:value-type="string" calcext:value-type="string">
            <text:p>https://api.core.ac.uk/data-providers/16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https://www.coventry.ac.uk/research/research-search <text:s/>filters are missin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space.lib.cranfield.ac.uk/oai/reques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ranfield CER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rary@cranfield.ac.uk</text:p>
          </table:table-cell>
          <table:table-cell/>
          <table:table-cell office:value-type="string" calcext:value-type="string">
            <text:p>cranfield</text:p>
          </table:table-cell>
          <table:table-cell office:value-type="string" calcext:value-type="string">
            <text:p>http://dspace.lib.cranfield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2T19:14:26+01:00</text:p>
          </table:table-cell>
          <table:table-cell office:value-type="string" calcext:value-type="string">
            <text:p>{'countryCode': 'gb', 'latitude': 52.0739, 'longitude': -0.628753}</text:p>
          </table:table-cell>
          <table:table-cell office:value-type="string" calcext:value-type="string">
            <text:p>https://api.core.ac.uk/data-providers/2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co.cssd.ac.uk/cgi/oai2/</text:p>
          </table:table-cell>
          <table:table-cell office:value-type="float" office:value="353" calcext:value-type="float">
            <text:p>353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Central Research and Creativity Online - Royal Central School of Speech and Drama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ssd/</text:p>
          </table:table-cell>
          <table:table-cell office:value-type="string" calcext:value-type="string">
            <text:p>http://crco.cssd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3-07-10T12:57:54+01:00</text:p>
          </table:table-cell>
          <table:table-cell office:value-type="string" calcext:value-type="string">
            <text:p>{'countryCode': 'GB', 'latitude': 51.5443, 'longitude': -0.1742}</text:p>
          </table:table-cell>
          <table:table-cell office:value-type="string" calcext:value-type="string">
            <text:p>https://api.core.ac.uk/data-providers/35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nsight.cumbria.ac.uk/cgi/oai2</text:p>
          </table:table-cell>
          <table:table-cell office:value-type="float" office:value="685" calcext:value-type="float">
            <text:p>685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Insight - University of Cumbr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@cumbria.ac.uk</text:p>
          </table:table-cell>
          <table:table-cell/>
          <table:table-cell office:value-type="string" calcext:value-type="string">
            <text:p>cumbria</text:p>
          </table:table-cell>
          <table:table-cell office:value-type="string" calcext:value-type="string">
            <text:p>http://insight.cumbria.ac.uk</text:p>
          </table:table-cell>
          <table:table-cell/>
          <table:table-cell office:value-type="string" calcext:value-type="string">
            <text:p>EPrints 3.4.2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5-08-18T11:27:50+01:00</text:p>
          </table:table-cell>
          <table:table-cell office:value-type="string" calcext:value-type="string">
            <text:p>{'countryCode': 'GB', 'latitude': 54.890876, 'longitude': -2.922234}</text:p>
          </table:table-cell>
          <table:table-cell office:value-type="string" calcext:value-type="string">
            <text:p>https://api.core.ac.uk/data-providers/68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rby.openrepository.com/derby/-oai/request</text:p>
          </table:table-cell>
          <table:table-cell office:value-type="float" office:value="1038" calcext:value-type="float">
            <text:p>1038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UDORA - University of Derby Online Research Arch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DORA@derby.ac.uk</text:p>
          </table:table-cell>
          <table:table-cell/>
          <table:table-cell office:value-type="string" calcext:value-type="string">
            <text:p>derby</text:p>
          </table:table-cell>
          <table:table-cell office:value-type="string" calcext:value-type="string">
            <text:p>https://derby.openrepository.com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6-09-16T10:24:49+01:00</text:p>
          </table:table-cell>
          <table:table-cell office:value-type="string" calcext:value-type="string">
            <text:p>{'countryCode': 'GB', 'latitude': 52.92253, 'longitude': -1.474618}</text:p>
          </table:table-cell>
          <table:table-cell office:value-type="string" calcext:value-type="string">
            <text:p>https://api.core.ac.uk/data-providers/103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website not responding, but online repo can be found at https://repository.derby.ac.uk/repository/search?q=type%3A%22software%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ww.dora.dmu.ac.uk/oai/reques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 Montfort University Open Research Arch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ope@dmu.ac.uk</text:p>
          </table:table-cell>
          <table:table-cell/>
          <table:table-cell office:value-type="string" calcext:value-type="string">
            <text:p>dmu</text:p>
          </table:table-cell>
          <table:table-cell office:value-type="string" calcext:value-type="string">
            <text:p>https://www.dora.dmu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3T09:01:29+01:00</text:p>
          </table:table-cell>
          <table:table-cell office:value-type="string" calcext:value-type="string">
            <text:p>{'countryCode': 'gb', 'latitude': 52.6318, 'longitude': -1.1394}</text:p>
          </table:table-cell>
          <table:table-cell office:value-type="string" calcext:value-type="string">
            <text:p>https://api.core.ac.uk/data-providers/2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 s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iscovery.dundee.ac.uk/ws/oai</text:p>
          </table:table-cell>
          <table:table-cell office:value-type="float" office:value="123" calcext:value-type="float">
            <text:p>123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University of Dundee Online Public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very@dundee.ac.uk</text:p>
          </table:table-cell>
          <table:table-cell/>
          <table:table-cell office:value-type="string" calcext:value-type="string">
            <text:p>dundee</text:p>
          </table:table-cell>
          <table:table-cell office:value-type="string" calcext:value-type="string">
            <text:p>http://discovery.dundee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3:07+01:00</text:p>
          </table:table-cell>
          <table:table-cell office:value-type="string" calcext:value-type="string">
            <text:p>{'countryCode': 'GB', 'latitude': 56.4583, 'longitude': -2.9809}</text:p>
          </table:table-cell>
          <table:table-cell office:value-type="string" calcext:value-type="string">
            <text:p>https://api.core.ac.uk/data-providers/12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ro.dur.ac.uk/cgi/oai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urham Research On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o.admin@durham.ac.uk</text:p>
          </table:table-cell>
          <table:table-cell/>
          <table:table-cell office:value-type="string" calcext:value-type="string">
            <text:p>dur</text:p>
          </table:table-cell>
          <table:table-cell office:value-type="string" calcext:value-type="string">
            <text:p>https://dro.dur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4T20:00:53+01:00</text:p>
          </table:table-cell>
          <table:table-cell office:value-type="string" calcext:value-type="string">
            <text:p>{'countryCode': 'gb', 'latitude': 54.7667, 'longitude': -1.5667}</text:p>
          </table:table-cell>
          <table:table-cell office:value-type="string" calcext:value-type="string">
            <text:p>https://api.core.ac.uk/data-providers/3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28313" calcext:value-type="float">
            <text:p>28313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ra.ed.ac.uk/dspace-oai/request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string" calcext:value-type="string">
            <text:p>Edinburgh Research Archiv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cholcomms@ed.ac.uk</text:p>
          </table:table-cell>
          <table:table-cell table:style-name="ce1"/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https://era.ed.ac.uk/</text:p>
          </table:table-cell>
          <table:table-cell table:style-name="ce1"/>
          <table:table-cell table:number-columns-repeated="2" table:style-name="ce1" office:value-type="string" calcext:value-type="string">
            <text:p>dspac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1-05-13T09:01:31+01:00</text:p>
          </table:table-cell>
          <table:table-cell table:style-name="ce1" office:value-type="string" calcext:value-type="string">
            <text:p>{'countryCode': 'gb', 'latitude': 55.95, 'longitude': -3.2}</text:p>
          </table:table-cell>
          <table:table-cell table:style-name="ce1" office:value-type="string" calcext:value-type="string">
            <text:p>https://api.core.ac.uk/data-providers/39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https://www.research.ed.ac.uk/en/publications/</text:p>
          </table:table-cell>
          <table:table-cell table:style-name="ce1" office:value-type="float" office:value="647" calcext:value-type="float">
            <text:p>647</text:p>
          </table:table-cell>
          <table:table-cell table:style-name="ce1"/>
          <table:table-cell table:style-name="ce1" office:value-type="string" calcext:value-type="string">
            <text:p>Edinburgh Research Explore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cholcomms@ed.ac.uk</text:p>
          </table:table-cell>
          <table:table-cell table:style-name="ce1"/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https://www.pure.ed.ac.uk</text:p>
          </table:table-cell>
          <table:table-cell table:style-name="ce1"/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5-01-20T19:48:34+00:00</text:p>
          </table:table-cell>
          <table:table-cell table:style-name="ce1" office:value-type="string" calcext:value-type="string">
            <text:p>{'countryCode': 'GB', 'latitude': 55.953252, 'longitude': -3.188266}</text:p>
          </table:table-cell>
          <table:table-cell table:style-name="ce1" office:value-type="string" calcext:value-type="string">
            <text:p>https://api.core.ac.uk/data-providers/647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Contains software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research.edgehill.ac.uk/ws/oai</text:p>
          </table:table-cell>
          <table:table-cell office:value-type="float" office:value="166" calcext:value-type="float">
            <text:p>166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Edge Hill University Research Information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compliance@edgehill.ac.uk</text:p>
          </table:table-cell>
          <table:table-cell/>
          <table:table-cell office:value-type="string" calcext:value-type="string">
            <text:p>edgehill</text:p>
          </table:table-cell>
          <table:table-cell office:value-type="string" calcext:value-type="string">
            <text:p>https://repository.edgehill.ac.uk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2-06-08T17:02:35+01:00</text:p>
          </table:table-cell>
          <table:table-cell office:value-type="string" calcext:value-type="string">
            <text:p>{'countryCode': 'GB', 'latitude': 53.5599, 'longitude': -2.8734}</text:p>
          </table:table-cell>
          <table:table-cell office:value-type="string" calcext:value-type="string">
            <text:p>https://api.core.ac.uk/data-providers/16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research.qmu.ac.uk/dspace-oai/request</text:p>
          </table:table-cell>
          <table:table-cell office:value-type="float" office:value="91" calcext:value-type="float">
            <text:p>91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Queen Margaret University eResea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harvie@qmu.ac.uk</text:p>
          </table:table-cell>
          <table:table-cell/>
          <table:table-cell office:value-type="string" calcext:value-type="string">
            <text:p>eqmu/</text:p>
          </table:table-cell>
          <table:table-cell office:value-type="string" calcext:value-type="string">
            <text:p>https://eresearch.qmu.ac.uk/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6-24T12:17:49+01:00</text:p>
          </table:table-cell>
          <table:table-cell office:value-type="string" calcext:value-type="string">
            <text:p>{'countryCode': 'GB', 'latitude': 55.931742, 'longitude': -3.076927}</text:p>
          </table:table-cell>
          <table:table-cell office:value-type="string" calcext:value-type="string">
            <text:p>https://api.core.ac.uk/data-providers/91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pository.essex.ac.uk/cgi/oai2</text:p>
          </table:table-cell>
          <table:table-cell office:value-type="float" office:value="176" calcext:value-type="float">
            <text:p>176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University of Essex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essex.ac.uk</text:p>
          </table:table-cell>
          <table:table-cell/>
          <table:table-cell office:value-type="string" calcext:value-type="string">
            <text:p>essex</text:p>
          </table:table-cell>
          <table:table-cell office:value-type="string" calcext:value-type="string">
            <text:p>http://repository.essex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2-06-11T08:53:22+01:00</text:p>
          </table:table-cell>
          <table:table-cell office:value-type="string" calcext:value-type="string">
            <text:p>{'countryCode': 'GB', 'latitude': 51.8766, 'longitude': 0.945}</text:p>
          </table:table-cell>
          <table:table-cell office:value-type="string" calcext:value-type="string">
            <text:p>https://api.core.ac.uk/data-providers/17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e.exeter.ac.uk/oai/request</text:p>
          </table:table-cell>
          <table:table-cell office:value-type="float" office:value="504" calcext:value-type="float">
            <text:p>504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Open Research Exe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access@exeter.ac.uk</text:p>
          </table:table-cell>
          <table:table-cell/>
          <table:table-cell office:value-type="string" calcext:value-type="string">
            <text:p>exeter</text:p>
          </table:table-cell>
          <table:table-cell office:value-type="string" calcext:value-type="string">
            <text:p>https://ore.exeter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3-08-06T15:50:15+01:00</text:p>
          </table:table-cell>
          <table:table-cell office:value-type="string" calcext:value-type="string">
            <text:p>{'countryCode': 'GB', 'latitude': 50.736, 'longitude': -3.5357}</text:p>
          </table:table-cell>
          <table:table-cell office:value-type="string" calcext:value-type="string">
            <text:p>https://api.core.ac.uk/data-providers/50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https://ore.exeter.ac.uk/repository/browse?type=type&amp;value=Softwar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pository.falmouth.ac.uk/cgi/oai2</text:p>
          </table:table-cell>
          <table:table-cell office:value-type="float" office:value="649" calcext:value-type="float">
            <text:p>649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Falmouth University Research Repository (FURR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falmouth.ac.uk</text:p>
          </table:table-cell>
          <table:table-cell/>
          <table:table-cell office:value-type="string" calcext:value-type="string">
            <text:p>falmouth</text:p>
          </table:table-cell>
          <table:table-cell office:value-type="string" calcext:value-type="string">
            <text:p>http://repository.falmouth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5-01-20T12:11:28+00:00</text:p>
          </table:table-cell>
          <table:table-cell office:value-type="string" calcext:value-type="string">
            <text:p>{'countryCode': 'GB', 'latitude': 50.171084, 'longitude': -5.123619}</text:p>
          </table:table-cell>
          <table:table-cell office:value-type="string" calcext:value-type="string">
            <text:p>https://api.core.ac.uk/data-providers/64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dshare.gcu.ac.uk/cgi/oai2</text:p>
          </table:table-cell>
          <table:table-cell table:style-name="ce1" office:value-type="float" office:value="14456" calcext:value-type="float">
            <text:p>14456</text:p>
          </table:table-cell>
          <table:table-cell table:style-name="ce1"/>
          <table:table-cell table:style-name="ce1" office:value-type="string" calcext:value-type="string">
            <text:p>edShare@GCU (Glasgow Caledonian University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ibrarysystems@gcu.ac.uk</text:p>
          </table:table-cell>
          <table:table-cell table:style-name="ce1"/>
          <table:table-cell table:style-name="ce1" office:value-type="string" calcext:value-type="string">
            <text:p>gcu</text:p>
          </table:table-cell>
          <table:table-cell table:style-name="ce1" office:value-type="string" calcext:value-type="string">
            <text:p>https://edshare.gcu.ac.uk</text:p>
          </table:table-cell>
          <table:table-cell table:style-name="ce1"/>
          <table:table-cell table:style-name="ce1" office:value-type="string" calcext:value-type="string">
            <text:p>Eprints 3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09-23T00:00:00+01:00</text:p>
          </table:table-cell>
          <table:table-cell table:style-name="ce1" office:value-type="string" calcext:value-type="string">
            <text:p>{'countryCode': 'GB', 'latitude': 55.86607, 'longitude': -4.250826}</text:p>
          </table:table-cell>
          <table:table-cell table:style-name="ce1" office:value-type="string" calcext:value-type="string">
            <text:p>https://api.core.ac.uk/data-providers/14456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 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researchonline.gcu.ac.uk/ws/oai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2095" calcext:value-type="float">
            <text:p>2095</text:p>
          </table:table-cell>
          <table:table-cell table:style-name="ce1" office:value-type="string" calcext:value-type="string">
            <text:p>ResearchOnline@GCU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ibrarysystems@gcu.ac.uk</text:p>
          </table:table-cell>
          <table:table-cell table:style-name="ce1"/>
          <table:table-cell table:style-name="ce1" office:value-type="string" calcext:value-type="string">
            <text:p>gcu</text:p>
          </table:table-cell>
          <table:table-cell table:style-name="ce1" office:value-type="string" calcext:value-type="string">
            <text:p>http://researchonline.gcu.ac.uk</text:p>
          </table:table-cell>
          <table:table-cell table:style-name="ce1"/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2-06-11T08:53:35+01:00</text:p>
          </table:table-cell>
          <table:table-cell table:style-name="ce1" office:value-type="string" calcext:value-type="string">
            <text:p>{'countryCode': 'GB', 'latitude': 55, 'longitude': -4}</text:p>
          </table:table-cell>
          <table:table-cell table:style-name="ce1" office:value-type="string" calcext:value-type="string">
            <text:p>https://api.core.ac.uk/data-providers/172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 Argument Err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ains software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eprints.gla.ac.uk/cgi/oai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Enlighte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illiam.nixon@glasgow.ac.uk</text:p>
          </table:table-cell>
          <table:table-cell table:style-name="ce1"/>
          <table:table-cell table:style-name="ce1" office:value-type="string" calcext:value-type="string">
            <text:p>gla</text:p>
          </table:table-cell>
          <table:table-cell table:style-name="ce1" office:value-type="string" calcext:value-type="string">
            <text:p>http://eprints.gla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5-13T09:01:21+01:00</text:p>
          </table:table-cell>
          <table:table-cell table:style-name="ce1" office:value-type="string" calcext:value-type="string">
            <text:p>{'countryCode': 'GB', 'latitude': 55.87329, 'longitude': -4.2889}</text:p>
          </table:table-cell>
          <table:table-cell table:style-name="ce1" office:value-type="string" calcext:value-type="string">
            <text:p>https://api.core.ac.uk/data-providers/42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researchdata.gla.ac.uk/cgi/oai2</text:p>
          </table:table-cell>
          <table:table-cell table:style-name="ce1" office:value-type="float" office:value="14433" calcext:value-type="float">
            <text:p>14433</text:p>
          </table:table-cell>
          <table:table-cell table:style-name="ce1"/>
          <table:table-cell table:style-name="ce1" office:value-type="string" calcext:value-type="string">
            <text:p>Enlighten: Research Data (University of Glasgow)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gla</text:p>
          </table:table-cell>
          <table:table-cell table:style-name="ce1" office:value-type="string" calcext:value-type="string">
            <text:p>http://researchdata.gla.ac.uk</text:p>
          </table:table-cell>
          <table:table-cell table:style-name="ce1"/>
          <table:table-cell table:style-name="ce1" office:value-type="string" calcext:value-type="string">
            <text:p>Eprints 3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09-23T00:00:00+01:00</text:p>
          </table:table-cell>
          <table:table-cell table:style-name="ce1" office:value-type="string" calcext:value-type="string">
            <text:p>{'countryCode': 'GB', 'latitude': None, 'longitude': None}</text:p>
          </table:table-cell>
          <table:table-cell table:style-name="ce1" office:value-type="string" calcext:value-type="string">
            <text:p>https://api.core.ac.uk/data-providers/14433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Contains software</text:p>
          </table:table-cell>
          <table:table-cell table:style-name="ce1" office:value-type="string" calcext:value-type="string">
            <text:p>Search types for �software� and �code�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eprints.glos.ac.uk/cgi/oai2</text:p>
          </table:table-cell>
          <table:table-cell office:value-type="float" office:value="680" calcext:value-type="float">
            <text:p>680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University of Gloucestershire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rints@glos.ac.uk</text:p>
          </table:table-cell>
          <table:table-cell/>
          <table:table-cell office:value-type="string" calcext:value-type="string">
            <text:p>glos</text:p>
          </table:table-cell>
          <table:table-cell office:value-type="string" calcext:value-type="string">
            <text:p>http://eprints.glos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5-06-30T12:40:25+01:00</text:p>
          </table:table-cell>
          <table:table-cell office:value-type="string" calcext:value-type="string">
            <text:p>{'countryCode': 'GB', 'latitude': 51.886822, 'longitude': -2.089033}</text:p>
          </table:table-cell>
          <table:table-cell office:value-type="string" calcext:value-type="string">
            <text:p>https://api.core.ac.uk/data-providers/680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Software typ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lyndwr.repository.guildhe.ac.uk/cgi/oai2</text:p>
          </table:table-cell>
          <table:table-cell office:value-type="float" office:value="49" calcext:value-type="float">
            <text:p>49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Glynd?r University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glyndwr.ac.uk</text:p>
          </table:table-cell>
          <table:table-cell/>
          <table:table-cell office:value-type="string" calcext:value-type="string">
            <text:p>glyndwr</text:p>
          </table:table-cell>
          <table:table-cell office:value-type="string" calcext:value-type="string">
            <text:p>https://glyndwr.repository.guildhe.ac.uk/</text:p>
          </table:table-cell>
          <table:table-cell/>
          <table:table-cell office:value-type="string" calcext:value-type="string">
            <text:p>Eprints 3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12T20:43:39+01:00</text:p>
          </table:table-cell>
          <table:table-cell office:value-type="string" calcext:value-type="string">
            <text:p>{'countryCode': 'GB', 'latitude': 53.053, 'longitude': -3.0056}</text:p>
          </table:table-cell>
          <table:table-cell office:value-type="string" calcext:value-type="string">
            <text:p>https://api.core.ac.uk/data-providers/4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earch.gold.ac.uk/cgi/oai2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Goldsmiths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.gray@gold.ac.uk</text:p>
          </table:table-cell>
          <table:table-cell/>
          <table:table-cell office:value-type="string" calcext:value-type="string">
            <text:p>gold</text:p>
          </table:table-cell>
          <table:table-cell office:value-type="string" calcext:value-type="string">
            <text:p>http://research.gold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22T14:11:09+01:00</text:p>
          </table:table-cell>
          <table:table-cell office:value-type="string" calcext:value-type="string">
            <text:p>{'countryCode': 'GB', 'latitude': 51.475, 'longitude': -0.034}</text:p>
          </table:table-cell>
          <table:table-cell office:value-type="string" calcext:value-type="string">
            <text:p>https://api.core.ac.uk/data-providers/50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Software type. OAI has set Type = Softwar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ala.gre.ac.uk/cgi/oai2</text:p>
          </table:table-cell>
          <table:table-cell office:value-type="float" office:value="51" calcext:value-type="float">
            <text:p>51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Greenwich Academic Literature Arch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la@gre.ac.uk</text:p>
          </table:table-cell>
          <table:table-cell/>
          <table:table-cell office:value-type="string" calcext:value-type="string">
            <text:p>gre</text:p>
          </table:table-cell>
          <table:table-cell office:value-type="string" calcext:value-type="string">
            <text:p>http://gala.gre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59:10+01:00</text:p>
          </table:table-cell>
          <table:table-cell office:value-type="string" calcext:value-type="string">
            <text:p>{'countryCode': 'GB', 'latitude': 51.482038, 'longitude': -0.005987}</text:p>
          </table:table-cell>
          <table:table-cell office:value-type="string" calcext:value-type="string">
            <text:p>https://api.core.ac.uk/data-providers/51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dar.gsa.ac.uk/cgi/oai2</text:p>
          </table:table-cell>
          <table:table-cell office:value-type="float" office:value="355" calcext:value-type="float">
            <text:p>355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Glasgow School of Art: RA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ar@gsa.ac.uk</text:p>
          </table:table-cell>
          <table:table-cell/>
          <table:table-cell office:value-type="string" calcext:value-type="string">
            <text:p>gsa</text:p>
          </table:table-cell>
          <table:table-cell office:value-type="string" calcext:value-type="string">
            <text:p>http://radar.gsa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3-07-10T13:02:07+01:00</text:p>
          </table:table-cell>
          <table:table-cell office:value-type="string" calcext:value-type="string">
            <text:p>{'countryCode': 'GB', 'latitude': 55.866, 'longitude': -4.2634}</text:p>
          </table:table-cell>
          <table:table-cell office:value-type="string" calcext:value-type="string">
            <text:p>https://api.core.ac.uk/data-providers/35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u.repository.guildhe.ac.uk/cgi/oai2</text:p>
          </table:table-cell>
          <table:table-cell office:value-type="float" office:value="12969" calcext:value-type="float">
            <text:p>12969</text:p>
          </table:table-cell>
          <table:table-cell office:value-type="float" office:value="8606" calcext:value-type="float">
            <text:p>8606</text:p>
          </table:table-cell>
          <table:table-cell office:value-type="string" calcext:value-type="string">
            <text:p>Harper Adams University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au</text:p>
          </table:table-cell>
          <table:table-cell office:value-type="string" calcext:value-type="string">
            <text:p>https://hau.repository.guildhe.ac.uk</text:p>
          </table:table-cell>
          <table:table-cell/>
          <table:table-cell office:value-type="string" calcext:value-type="string">
            <text:p>Eprints 3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09-23T00:00:00+01:00</text:p>
          </table:table-cell>
          <table:table-cell office:value-type="string" calcext:value-type="string">
            <text:p>{'countryCode': 'GB', 'latitude': 52.779451, 'longitude': -2.427135}</text:p>
          </table:table-cell>
          <table:table-cell office:value-type="string" calcext:value-type="string">
            <text:p>https://api.core.ac.uk/data-providers/1296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hra.herts.ac.uk/oai/request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University of Hertfordshire Research Arch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space@herts.ac.uk</text:p>
          </table:table-cell>
          <table:table-cell/>
          <table:table-cell office:value-type="string" calcext:value-type="string">
            <text:p>herts</text:p>
          </table:table-cell>
          <table:table-cell office:value-type="string" calcext:value-type="string">
            <text:p>http://uhra.herts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3:07+01:00</text:p>
          </table:table-cell>
          <table:table-cell office:value-type="string" calcext:value-type="string">
            <text:p>{'countryCode': 'gb', 'latitude': 51.75, 'longitude': -0.3333}</text:p>
          </table:table-cell>
          <table:table-cell office:value-type="string" calcext:value-type="string">
            <text:p>https://api.core.ac.uk/data-providers/12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ira.hope.ac.uk/cgi/oai2</text:p>
          </table:table-cell>
          <table:table-cell office:value-type="float" office:value="1053" calcext:value-type="float">
            <text:p>1053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Hope's Institutional Research Archiv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ope</text:p>
          </table:table-cell>
          <table:table-cell office:value-type="string" calcext:value-type="string">
            <text:p>http://hira.hope.ac.uk</text:p>
          </table:table-cell>
          <table:table-cell/>
          <table:table-cell office:value-type="string" calcext:value-type="string">
            <text:p>EPrints 3.4.3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6-10-28T11:03:10+01:00</text:p>
          </table:table-cell>
          <table:table-cell office:value-type="string" calcext:value-type="string">
            <text:p>{'countryCode': 'GB', 'latitude': 53.3915, 'longitude': -2.8919}</text:p>
          </table:table-cell>
          <table:table-cell office:value-type="string" calcext:value-type="string">
            <text:p>https://api.core.ac.uk/data-providers/105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eprints.hud.ac.uk/cgi/oai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12" calcext:value-type="float">
            <text:p>1012</text:p>
          </table:table-cell>
          <table:table-cell table:style-name="ce1" office:value-type="string" calcext:value-type="string">
            <text:p>University of Huddersfield Repository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.mailbox@hud.ac.uk</text:p>
          </table:table-cell>
          <table:table-cell table:style-name="ce1"/>
          <table:table-cell table:style-name="ce1" office:value-type="string" calcext:value-type="string">
            <text:p>hud</text:p>
          </table:table-cell>
          <table:table-cell table:style-name="ce1" office:value-type="string" calcext:value-type="string">
            <text:p>http://eprints.hud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7-05T18:53:03+01:00</text:p>
          </table:table-cell>
          <table:table-cell table:style-name="ce1" office:value-type="string" calcext:value-type="string">
            <text:p>{'countryCode': 'GB', 'latitude': 53.6439, 'longitude': -1.7784}</text:p>
          </table:table-cell>
          <table:table-cell table:style-name="ce1" office:value-type="string" calcext:value-type="string">
            <text:p>https://api.core.ac.uk/data-providers/126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pure.hud.ac.uk/ws/oai</text:p>
          </table:table-cell>
          <table:table-cell table:style-name="ce1" office:value-type="float" office:value="14815" calcext:value-type="float">
            <text:p>14815</text:p>
          </table:table-cell>
          <table:table-cell table:style-name="ce1" office:value-type="float" office:value="4745" calcext:value-type="float">
            <text:p>4745</text:p>
          </table:table-cell>
          <table:table-cell table:style-name="ce1" office:value-type="string" calcext:value-type="string">
            <text:p>Huddersfield Research Portal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hud</text:p>
          </table:table-cell>
          <table:table-cell table:style-name="ce1" table:number-columns-repeated="2"/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11-25T15:27:54+00:00</text:p>
          </table:table-cell>
          <table:table-cell table:style-name="ce1" office:value-type="string" calcext:value-type="string">
            <text:p>{'countryCode': 'gb', 'latitude': None, 'longitude': None}</text:p>
          </table:table-cell>
          <table:table-cell table:style-name="ce1" office:value-type="string" calcext:value-type="string">
            <text:p>https://api.core.ac.uk/data-providers/14815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 Argument Erro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ontains software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hull-repository.worktribe.com/oaiprovider</text:p>
          </table:table-cell>
          <table:table-cell office:value-type="float" office:value="4657" calcext:value-type="float">
            <text:p>4657</text:p>
          </table:table-cell>
          <table:table-cell/>
          <table:table-cell office:value-type="string" calcext:value-type="string">
            <text:p>Repository@Hull - CR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.Awre@hull.ac.uk</text:p>
          </table:table-cell>
          <table:table-cell/>
          <table:table-cell office:value-type="string" calcext:value-type="string">
            <text:p>hull-</text:p>
          </table:table-cell>
          <table:table-cell office:value-type="string" calcext:value-type="string">
            <text:p>https://hull-repository.worktribe.com/</text:p>
          </table:table-cell>
          <table:table-cell/>
          <table:table-cell office:value-type="string" calcext:value-type="string">
            <text:p>Worktribe</text:p>
          </table:table-cell>
          <table:table-cell office:value-type="string" calcext:value-type="string">
            <text:p>worktrib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8-02-21T11:56:57+00:00</text:p>
          </table:table-cell>
          <table:table-cell office:value-type="string" calcext:value-type="string">
            <text:p>{'countryCode': 'GB', 'latitude': 53.7730979, 'longitude': -0.3669859000000315}</text:p>
          </table:table-cell>
          <table:table-cell office:value-type="string" calcext:value-type="string">
            <text:p>https://api.core.ac.uk/data-providers/4657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4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pendocs.ids.ac.uk/oai/request</text:p>
          </table:table-cell>
          <table:table-cell office:value-type="float" office:value="603" calcext:value-type="float">
            <text:p>603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IDS OpenDoc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ds</text:p>
          </table:table-cell>
          <table:table-cell office:value-type="string" calcext:value-type="string">
            <text:p>http://opendocs.ids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3-09-06T14:35:29+01:00</text:p>
          </table:table-cell>
          <table:table-cell office:value-type="string" calcext:value-type="string">
            <text:p>{'countryCode': 'GB', 'latitude': 50.866, 'longitude': -0.0901}</text:p>
          </table:table-cell>
          <table:table-cell office:value-type="string" calcext:value-type="string">
            <text:p>https://api.core.ac.uk/data-providers/60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ral.imperial.ac.uk/dspace-oai/request</text:p>
          </table:table-cell>
          <table:table-cell office:value-type="float" office:value="105" calcext:value-type="float">
            <text:p>105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piral - Imperial College Digital Reposi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.murtagh@imperial.ac.uk</text:p>
          </table:table-cell>
          <table:table-cell/>
          <table:table-cell office:value-type="string" calcext:value-type="string">
            <text:p>imperial</text:p>
          </table:table-cell>
          <table:table-cell office:value-type="string" calcext:value-type="string">
            <text:p>http://spiral.imperial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4T10:46:34+01:00</text:p>
          </table:table-cell>
          <table:table-cell office:value-type="string" calcext:value-type="string">
            <text:p>{'countryCode': 'GB', 'latitude': 51.488, 'longitude': -0.172}</text:p>
          </table:table-cell>
          <table:table-cell office:value-type="string" calcext:value-type="string">
            <text:p>https://api.core.ac.uk/data-providers/10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Manual search for type contains �software�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ra.ioe.ac.uk/cgi/oai2</text:p>
          </table:table-cell>
          <table:table-cell office:value-type="float" office:value="161" calcext:value-type="float">
            <text:p>161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Digital Education Resource Archiv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ioe</text:p>
          </table:table-cell>
          <table:table-cell office:value-type="string" calcext:value-type="string">
            <text:p>http://dera.ioe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2-06-01T17:07:54+01:00</text:p>
          </table:table-cell>
          <table:table-cell office:value-type="string" calcext:value-type="string">
            <text:p>{'countryCode': 'GB', 'latitude': 51.5235, 'longitude': -0.1285}</text:p>
          </table:table-cell>
          <table:table-cell office:value-type="string" calcext:value-type="string">
            <text:p>https://api.core.ac.uk/data-providers/161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clpure.kcl.ac.uk/ws/oai</text:p>
          </table:table-cell>
          <table:table-cell office:value-type="float" office:value="635" calcext:value-type="float">
            <text:p>635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King's Research Por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access@kcl.ac.uk</text:p>
          </table:table-cell>
          <table:table-cell/>
          <table:table-cell office:value-type="string" calcext:value-type="string">
            <text:p>kcl</text:p>
          </table:table-cell>
          <table:table-cell office:value-type="string" calcext:value-type="string">
            <text:p>https://kclpure.kcl.ac.uk</text:p>
          </table:table-cell>
          <table:table-cell/>
          <table:table-cell table:number-columns-repeated="2"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4-09-20T11:00:02+01:00</text:p>
          </table:table-cell>
          <table:table-cell office:value-type="string" calcext:value-type="string">
            <text:p>{'countryCode': 'GB', 'latitude': 51.51073, 'longitude': -0.11691}</text:p>
          </table:table-cell>
          <table:table-cell office:value-type="string" calcext:value-type="string">
            <text:p>https://api.core.ac.uk/data-providers/63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https://kclpure.kcl.ac.uk/portal/en/publications/search.html?type=%2Fdk%2Fatira%2Fpure%2Fresearchoutput%2Fresearchoutputtypes%2Fnontextual%2Fsoftwar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prints.keele.ac.uk/cgi/oai2</text:p>
          </table:table-cell>
          <table:table-cell office:value-type="float" office:value="657" calcext:value-type="float">
            <text:p>657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Keele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.mcgowan@keele.ac.uk</text:p>
          </table:table-cell>
          <table:table-cell/>
          <table:table-cell office:value-type="string" calcext:value-type="string">
            <text:p>keele</text:p>
          </table:table-cell>
          <table:table-cell office:value-type="string" calcext:value-type="string">
            <text:p>https://eprints.keele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5-01-22T10:01:37+00:00</text:p>
          </table:table-cell>
          <table:table-cell office:value-type="string" calcext:value-type="string">
            <text:p>{'countryCode': 'GB', 'latitude': 53.003437, 'longitude': -2.272053}</text:p>
          </table:table-cell>
          <table:table-cell office:value-type="string" calcext:value-type="string">
            <text:p>https://api.core.ac.uk/data-providers/657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ta.kent.ac.uk/cgi/oai2</text:p>
          </table:table-cell>
          <table:table-cell table:style-name="ce1" office:value-type="float" office:value="5607" calcext:value-type="float">
            <text:p>5607</text:p>
          </table:table-cell>
          <table:table-cell table:style-name="ce1" office:value-type="float" office:value="4245" calcext:value-type="float">
            <text:p>4245</text:p>
          </table:table-cell>
          <table:table-cell table:style-name="ce1" office:value-type="string" calcext:value-type="string">
            <text:p>Kent Data Repository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kent</text:p>
          </table:table-cell>
          <table:table-cell table:style-name="ce1" table:number-columns-repeated="2"/>
          <table:table-cell table:style-name="ce1" office:value-type="string" calcext:value-type="string">
            <text:p>EPrints 3.3.16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04-18T11:15:32+01:00</text:p>
          </table:table-cell>
          <table:table-cell table:style-name="ce1" office:value-type="string" calcext:value-type="string">
            <text:p>{'countryCode': 'gb', 'latitude': 51.2977, 'longitude': 1.06828}</text:p>
          </table:table-cell>
          <table:table-cell table:style-name="ce1" office:value-type="string" calcext:value-type="string">
            <text:p>https://api.core.ac.uk/data-providers/5607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es not contain software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kar.kent.ac.uk/cgi/oai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328" calcext:value-type="float">
            <text:p>1328</text:p>
          </table:table-cell>
          <table:table-cell table:style-name="ce1" office:value-type="string" calcext:value-type="string">
            <text:p>Kent Academic Repository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ResearchSupport@kent.ac.uk</text:p>
          </table:table-cell>
          <table:table-cell table:style-name="ce1"/>
          <table:table-cell table:style-name="ce1" office:value-type="string" calcext:value-type="string">
            <text:p>kent</text:p>
          </table:table-cell>
          <table:table-cell table:style-name="ce1" office:value-type="string" calcext:value-type="string">
            <text:p>https://kar.kent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7-06T08:30:37+01:00</text:p>
          </table:table-cell>
          <table:table-cell table:style-name="ce1" office:value-type="string" calcext:value-type="string">
            <text:p>{'countryCode': 'GB', 'latitude': 51.2923, 'longitude': 1.0797}</text:p>
          </table:table-cell>
          <table:table-cell table:style-name="ce1" office:value-type="string" calcext:value-type="string">
            <text:p>https://api.core.ac.uk/data-providers/57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ontains software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eprints.kingston.ac.uk/cgi/oai2</text:p>
          </table:table-cell>
          <table:table-cell office:value-type="float" office:value="58" calcext:value-type="float">
            <text:p>58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Kingston University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rints@kingston.ac.uk</text:p>
          </table:table-cell>
          <table:table-cell/>
          <table:table-cell office:value-type="string" calcext:value-type="string">
            <text:p>kingston</text:p>
          </table:table-cell>
          <table:table-cell office:value-type="string" calcext:value-type="string">
            <text:p>http://eprints.kingston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59:07+01:00</text:p>
          </table:table-cell>
          <table:table-cell office:value-type="string" calcext:value-type="string">
            <text:p>{'countryCode': 'GB', 'latitude': 51.40631, 'longitude': -0.30782}</text:p>
          </table:table-cell>
          <table:table-cell office:value-type="string" calcext:value-type="string">
            <text:p>https://api.core.ac.uk/data-providers/5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rints.lancs.ac.uk/cgi/oai2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ncaster E-Prin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.dunne@lancaster.ac.uk</text:p>
          </table:table-cell>
          <table:table-cell/>
          <table:table-cell office:value-type="string" calcext:value-type="string">
            <text:p>lancs</text:p>
          </table:table-cell>
          <table:table-cell office:value-type="string" calcext:value-type="string">
            <text:p>http://eprints.lancs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5T13:23:05+01:00</text:p>
          </table:table-cell>
          <table:table-cell office:value-type="string" calcext:value-type="string">
            <text:p>{'countryCode': 'GB', 'latitude': 54.00975, 'longitude': -2.78598}</text:p>
          </table:table-cell>
          <table:table-cell office:value-type="string" calcext:value-type="string">
            <text:p>https://api.core.ac.uk/data-providers/5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lau.collections.crest.ac.uk/cgi/oai2</text:p>
          </table:table-cell>
          <table:table-cell table:style-name="ce1" office:value-type="float" office:value="13809" calcext:value-type="float">
            <text:p>13809</text:p>
          </table:table-cell>
          <table:table-cell table:style-name="ce1"/>
          <table:table-cell table:style-name="ce1" office:value-type="string" calcext:value-type="string">
            <text:p>Leeds Arts University Repository (CREST)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lau</text:p>
          </table:table-cell>
          <table:table-cell table:style-name="ce1" office:value-type="string" calcext:value-type="string">
            <text:p>https://lau.collections.crest.ac.uk</text:p>
          </table:table-cell>
          <table:table-cell table:style-name="ce1"/>
          <table:table-cell table:style-name="ce1" office:value-type="string" calcext:value-type="string">
            <text:p>Eprints 3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09-23T00:00:00+01:00</text:p>
          </table:table-cell>
          <table:table-cell table:style-name="ce1" office:value-type="string" calcext:value-type="string">
            <text:p>{'countryCode': 'GB', 'latitude': 53.808845, 'longitude': -1.551577}</text:p>
          </table:table-cell>
          <table:table-cell table:style-name="ce1" office:value-type="string" calcext:value-type="string">
            <text:p>https://api.core.ac.uk/data-providers/13809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 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No software search item</text:p>
          </table:table-cell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lau.repository.guildhe.ac.uk/cgi/oai2</text:p>
          </table:table-cell>
          <table:table-cell table:style-name="ce1" office:value-type="float" office:value="14872" calcext:value-type="float">
            <text:p>14872</text:p>
          </table:table-cell>
          <table:table-cell table:style-name="ce1" office:value-type="float" office:value="7788" calcext:value-type="float">
            <text:p>7788</text:p>
          </table:table-cell>
          <table:table-cell table:style-name="ce1" office:value-type="string" calcext:value-type="string">
            <text:p>Leeds Arts University Repository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lau</text:p>
          </table:table-cell>
          <table:table-cell table:style-name="ce1" office:value-type="string" calcext:value-type="string">
            <text:p>https://lau.repository.guildhe.ac.uk</text:p>
          </table:table-cell>
          <table:table-cell table:style-name="ce1"/>
          <table:table-cell table:style-name="ce1" office:value-type="string" calcext:value-type="string">
            <text:p>Eprints 3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11-25T15:28:36+00:00</text:p>
          </table:table-cell>
          <table:table-cell table:style-name="ce1" office:value-type="string" calcext:value-type="string">
            <text:p>{'countryCode': 'gb', 'latitude': 53.8084, 'longitude': -1.5517}</text:p>
          </table:table-cell>
          <table:table-cell table:style-name="ce1" office:value-type="string" calcext:value-type="string">
            <text:p>https://api.core.ac.uk/data-providers/14872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lbsresearch.london.edu/cgi/oai2</text:p>
          </table:table-cell>
          <table:table-cell office:value-type="float" office:value="1054" calcext:value-type="float">
            <text:p>1054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LBS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access@london.edu</text:p>
          </table:table-cell>
          <table:table-cell/>
          <table:table-cell office:value-type="string" calcext:value-type="string">
            <text:p>lbslondon</text:p>
          </table:table-cell>
          <table:table-cell office:value-type="string" calcext:value-type="string">
            <text:p>http://lbsresearch.london.edu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6-10-28T11:03:28+01:00</text:p>
          </table:table-cell>
          <table:table-cell office:value-type="string" calcext:value-type="string">
            <text:p>{'countryCode': 'GB', 'latitude': 51.5281, 'longitude': -0.1614}</text:p>
          </table:table-cell>
          <table:table-cell office:value-type="string" calcext:value-type="string">
            <text:p>https://api.core.ac.uk/data-providers/105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rints.leedsbeckett.ac.uk/cgi/oai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Leeds Beckett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access@leedsbeckett.ac.uk</text:p>
          </table:table-cell>
          <table:table-cell/>
          <table:table-cell office:value-type="string" calcext:value-type="string">
            <text:p>leedsbeckett</text:p>
          </table:table-cell>
          <table:table-cell office:value-type="string" calcext:value-type="string">
            <text:p>http://eprints.leedsbeckett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6-01T10:39:27+01:00</text:p>
          </table:table-cell>
          <table:table-cell office:value-type="string" calcext:value-type="string">
            <text:p>{'countryCode': 'gb', 'latitude': 53.8264, 'longitude': -1.3}</text:p>
          </table:table-cell>
          <table:table-cell office:value-type="string" calcext:value-type="string">
            <text:p>https://api.core.ac.uk/data-providers/62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office:value-type="string" calcext:value-type="string">
            <text:p>Software type, but 0 record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prints.lincoln.ac.uk/cgi/oai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University of Lincoln Institutional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rints@lincoln.ac.uk</text:p>
          </table:table-cell>
          <table:table-cell/>
          <table:table-cell office:value-type="string" calcext:value-type="string">
            <text:p>lincoln</text:p>
          </table:table-cell>
          <table:table-cell office:value-type="string" calcext:value-type="string">
            <text:p>http://eprints.lincoln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5T16:04:35+01:00</text:p>
          </table:table-cell>
          <table:table-cell office:value-type="string" calcext:value-type="string">
            <text:p>{'countryCode': 'gb', 'latitude': 53.2333, 'longitude': -0.5333}</text:p>
          </table:table-cell>
          <table:table-cell office:value-type="string" calcext:value-type="string">
            <text:p>https://api.core.ac.uk/data-providers/12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vrepository.liverpool.ac.uk/cgi/oai2</text:p>
          </table:table-cell>
          <table:table-cell office:value-type="float" office:value="129" calcext:value-type="float">
            <text:p>129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University of Liverpool Reposi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access@liverpool.ac.uk</text:p>
          </table:table-cell>
          <table:table-cell/>
          <table:table-cell office:value-type="string" calcext:value-type="string">
            <text:p>liverpool</text:p>
          </table:table-cell>
          <table:table-cell office:value-type="string" calcext:value-type="string">
            <text:p>https://livrepository.liverpool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15:29+01:00</text:p>
          </table:table-cell>
          <table:table-cell office:value-type="string" calcext:value-type="string">
            <text:p>{'countryCode': 'GB', 'latitude': 53.40982, 'longitude': -2.96949}</text:p>
          </table:table-cell>
          <table:table-cell office:value-type="string" calcext:value-type="string">
            <text:p>https://api.core.ac.uk/data-providers/12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 err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earchonline.ljmu.ac.uk/cgi/oai2</text:p>
          </table:table-cell>
          <table:table-cell office:value-type="float" office:value="65" calcext:value-type="float">
            <text:p>65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LJMU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archonline@ljmu.ac.uk</text:p>
          </table:table-cell>
          <table:table-cell/>
          <table:table-cell office:value-type="string" calcext:value-type="string">
            <text:p>ljmu</text:p>
          </table:table-cell>
          <table:table-cell office:value-type="string" calcext:value-type="string">
            <text:p>http://researchonline.ljmu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21T14:29:04+01:00</text:p>
          </table:table-cell>
          <table:table-cell office:value-type="string" calcext:value-type="string">
            <text:p>{'countryCode': 'GB', 'latitude': 53.40292, 'longitude': -2.97338}</text:p>
          </table:table-cell>
          <table:table-cell office:value-type="string" calcext:value-type="string">
            <text:p>https://api.core.ac.uk/data-providers/6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pository.londonmet.ac.uk/cgi/oai2</text:p>
          </table:table-cell>
          <table:table-cell office:value-type="float" office:value="912" calcext:value-type="float">
            <text:p>912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London Met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londonmet</text:p>
          </table:table-cell>
          <table:table-cell office:value-type="string" calcext:value-type="string">
            <text:p>https://repository.londonmet.ac.uk/</text:p>
          </table:table-cell>
          <table:table-cell/>
          <table:table-cell office:value-type="string" calcext:value-type="string">
            <text:p>Eprints 3.4.1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6-05-26T17:06:53+01:00</text:p>
          </table:table-cell>
          <table:table-cell office:value-type="string" calcext:value-type="string">
            <text:p>{'countryCode': 'GB', 'latitude': 51.51307, 'longitude': -0.07642}</text:p>
          </table:table-cell>
          <table:table-cell office:value-type="string" calcext:value-type="string">
            <text:p>https://api.core.ac.uk/data-providers/912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rints.lse.ac.uk/cgi/oai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LSE Research On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seresearchonline@lse.ac.uk</text:p>
          </table:table-cell>
          <table:table-cell/>
          <table:table-cell office:value-type="string" calcext:value-type="string">
            <text:p>lse</text:p>
          </table:table-cell>
          <table:table-cell office:value-type="string" calcext:value-type="string">
            <text:p>http://eprints.lse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4T22:11:30+01:00</text:p>
          </table:table-cell>
          <table:table-cell office:value-type="string" calcext:value-type="string">
            <text:p>{'countryCode': 'gb', 'latitude': 51.5144, 'longitude': -0.116893}</text:p>
          </table:table-cell>
          <table:table-cell office:value-type="string" calcext:value-type="string">
            <text:p>https://api.core.ac.uk/data-providers/67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earchonline.lshtm.ac.uk/cgi/oai2</text:p>
          </table:table-cell>
          <table:table-cell office:value-type="float" office:value="147" calcext:value-type="float">
            <text:p>147</text:p>
          </table:table-cell>
          <table:table-cell office:value-type="float" office:value="2377" calcext:value-type="float">
            <text:p>2377</text:p>
          </table:table-cell>
          <table:table-cell office:value-type="string" calcext:value-type="string">
            <text:p>LSHTM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archonline@lshtm.ac.uk</text:p>
          </table:table-cell>
          <table:table-cell/>
          <table:table-cell office:value-type="string" calcext:value-type="string">
            <text:p>lshtm</text:p>
          </table:table-cell>
          <table:table-cell office:value-type="string" calcext:value-type="string">
            <text:p>https://researchonline.lshtm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2-04-26T10:38:12+01:00</text:p>
          </table:table-cell>
          <table:table-cell office:value-type="string" calcext:value-type="string">
            <text:p>{'countryCode': 'GB', 'latitude': 51.5081, 'longitude': -0.128}</text:p>
          </table:table-cell>
          <table:table-cell office:value-type="string" calcext:value-type="string">
            <text:p>https://api.core.ac.uk/data-providers/147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chive.lstmed.ac.uk/cgi/oai2</text:p>
          </table:table-cell>
          <table:table-cell office:value-type="float" office:value="354" calcext:value-type="float">
            <text:p>354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LSTM Online Arch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rary@lstmed.ac.uk</text:p>
          </table:table-cell>
          <table:table-cell/>
          <table:table-cell office:value-type="string" calcext:value-type="string">
            <text:p>lstmed</text:p>
          </table:table-cell>
          <table:table-cell office:value-type="string" calcext:value-type="string">
            <text:p>https://archive.lstmed.ac.uk/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3-07-10T13:01:30+01:00</text:p>
          </table:table-cell>
          <table:table-cell office:value-type="string" calcext:value-type="string">
            <text:p>{'countryCode': 'GB', 'latitude': 53.4086, 'longitude': -2.9691}</text:p>
          </table:table-cell>
          <table:table-cell office:value-type="string" calcext:value-type="string">
            <text:p>https://api.core.ac.uk/data-providers/35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rints.ma.man.ac.uk/perl/oai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IMS EPrint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an</text:p>
          </table:table-cell>
          <table:table-cell office:value-type="string" calcext:value-type="string">
            <text:p>http://eprints.ma.man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6-01T14:53:01+01:00</text:p>
          </table:table-cell>
          <table:table-cell office:value-type="string" calcext:value-type="string">
            <text:p>{'countryCode': 'gb', 'latitude': 53.5, 'longitude': -2.2167}</text:p>
          </table:table-cell>
          <table:table-cell office:value-type="string" calcext:value-type="string">
            <text:p>https://api.core.ac.uk/data-providers/72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 s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ure.manchester.ac.uk/ws/oai</text:p>
          </table:table-cell>
          <table:table-cell office:value-type="float" office:value="234" calcext:value-type="float">
            <text:p>234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The University of Manchester - Institutional Reposi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.butler@manchester.ac.uk</text:p>
          </table:table-cell>
          <table:table-cell/>
          <table:table-cell office:value-type="string" calcext:value-type="string">
            <text:p>manchester</text:p>
          </table:table-cell>
          <table:table-cell office:value-type="string" calcext:value-type="string">
            <text:p>https://pure.manchester.ac.uk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2-08-20T16:06:54+01:00</text:p>
          </table:table-cell>
          <table:table-cell office:value-type="string" calcext:value-type="string">
            <text:p>{'countryCode': 'GB', 'latitude': 53.46794, 'longitude': -2.23322}</text:p>
          </table:table-cell>
          <table:table-cell office:value-type="string" calcext:value-type="string">
            <text:p>https://api.core.ac.uk/data-providers/23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Needs registration. Mirrored results on https://www.research.manchester.ac.uk/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rjon.repository.guildhe.ac.uk/cgi/oai2</text:p>
          </table:table-cell>
          <table:table-cell office:value-type="float" office:value="14252" calcext:value-type="float">
            <text:p>14252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Plymouth Marjon University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marjon</text:p>
          </table:table-cell>
          <table:table-cell office:value-type="string" calcext:value-type="string">
            <text:p>https://marjon.repository.guildhe.ac.uk/</text:p>
          </table:table-cell>
          <table:table-cell/>
          <table:table-cell office:value-type="string" calcext:value-type="string">
            <text:p>Eprints 3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09-23T00:00:00+01:00</text:p>
          </table:table-cell>
          <table:table-cell office:value-type="string" calcext:value-type="string">
            <text:p>{'countryCode': 'GB', 'latitude': 50.421124, 'longitude': -4.110431}</text:p>
          </table:table-cell>
          <table:table-cell office:value-type="string" calcext:value-type="string">
            <text:p>https://api.core.ac.uk/data-providers/14252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rints.mdx.ac.uk/cgi/oai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Middlesex University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rints@mdx.ac.uk</text:p>
          </table:table-cell>
          <table:table-cell/>
          <table:table-cell office:value-type="string" calcext:value-type="string">
            <text:p>mdx</text:p>
          </table:table-cell>
          <table:table-cell office:value-type="string" calcext:value-type="string">
            <text:p>http://eprints.mdx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03:34+01:00</text:p>
          </table:table-cell>
          <table:table-cell office:value-type="string" calcext:value-type="string">
            <text:p>{'countryCode': 'gb', 'latitude': 51.5, 'longitude': -0.1167}</text:p>
          </table:table-cell>
          <table:table-cell office:value-type="string" calcext:value-type="string">
            <text:p>https://api.core.ac.uk/data-providers/71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-space.mmu.ac.uk/cgi/oai2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-space: Manchester Metropolitan University's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-space@mmu.ac.uk</text:p>
          </table:table-cell>
          <table:table-cell/>
          <table:table-cell office:value-type="string" calcext:value-type="string">
            <text:p>mmu</text:p>
          </table:table-cell>
          <table:table-cell office:value-type="string" calcext:value-type="string">
            <text:p>https://e-space.mmu.ac.uk</text:p>
          </table:table-cell>
          <table:table-cell/>
          <table:table-cell office:value-type="string" calcext:value-type="string">
            <text:p>EPrints 3.3.16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4T17:34:09+01:00</text:p>
          </table:table-cell>
          <table:table-cell office:value-type="string" calcext:value-type="string">
            <text:p>{'countryCode': 'GB', 'latitude': 53.47071, 'longitude': -2.23949}</text:p>
          </table:table-cell>
          <table:table-cell office:value-type="string" calcext:value-type="string">
            <text:p>https://api.core.ac.uk/data-providers/3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apier-surface.worktribe.com/oaiprovider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334" calcext:value-type="float">
            <text:p>1334</text:p>
          </table:table-cell>
          <table:table-cell table:style-name="ce1" office:value-type="string" calcext:value-type="string">
            <text:p>Repository@Napier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repository@napier.ac.uk</text:p>
          </table:table-cell>
          <table:table-cell table:style-name="ce1"/>
          <table:table-cell table:style-name="ce1" office:value-type="string" calcext:value-type="string">
            <text:p>napier</text:p>
          </table:table-cell>
          <table:table-cell table:style-name="ce1" office:value-type="string" calcext:value-type="string">
            <text:p>https://napier-surface.worktribe.com</text:p>
          </table:table-cell>
          <table:table-cell table:style-name="ce1"/>
          <table:table-cell table:number-columns-repeated="2" table:style-name="ce1" office:value-type="string" calcext:value-type="string">
            <text:p>worktribe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7-07T16:11:00+01:00</text:p>
          </table:table-cell>
          <table:table-cell table:style-name="ce1" office:value-type="string" calcext:value-type="string">
            <text:p>{'countryCode': 'GB', 'latitude': 55.9335, 'longitude': -3.2125}</text:p>
          </table:table-cell>
          <table:table-cell table:style-name="ce1" office:value-type="string" calcext:value-type="string">
            <text:p>https://api.core.ac.uk/data-providers/92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 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No software search item</text:p>
          </table:table-cell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napier-repository.worktribe.com</text:p>
          </table:table-cell>
          <table:table-cell table:style-name="ce1" table:number-columns-repeated="3"/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napier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worktribe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eprint.ncl.ac.uk/oai/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Newcastle University E-Print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penaccess@ncl.ac.uk</text:p>
          </table:table-cell>
          <table:table-cell table:style-name="ce1"/>
          <table:table-cell table:style-name="ce1" office:value-type="string" calcext:value-type="string">
            <text:p>ncl</text:p>
          </table:table-cell>
          <table:table-cell table:style-name="ce1" office:value-type="string" calcext:value-type="string">
            <text:p>https://eprint.ncl.ac.uk/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2-10-09T18:05:04+01:00</text:p>
          </table:table-cell>
          <table:table-cell table:style-name="ce1" office:value-type="string" calcext:value-type="string">
            <text:p>{'countryCode': 'GB', 'latitude': 54.9792, 'longitude': -1.6147}</text:p>
          </table:table-cell>
          <table:table-cell table:style-name="ce1" office:value-type="string" calcext:value-type="string">
            <text:p>https://api.core.ac.uk/data-providers/252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 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No software search item</text:p>
          </table:table-cell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eprints.ncl.ac.uk/oai</text:p>
          </table:table-cell>
          <table:table-cell table:style-name="ce1" table:number-columns-repeated="3"/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ncl</text:p>
          </table:table-cell>
          <table:table-cell table:style-name="ce1" table:number-columns-repeated="2"/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eprints</text:p>
          </table:table-cell>
          <table:table-cell table:style-name="ce1" table:number-columns-repeated="6"/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eprints.ncrm.ac.uk/cgi/oai2</text:p>
          </table:table-cell>
          <table:table-cell office:value-type="float" office:value="13448" calcext:value-type="float">
            <text:p>13448</text:p>
          </table:table-cell>
          <table:table-cell/>
          <table:table-cell office:value-type="string" calcext:value-type="string">
            <text:p>National Centre for Research Methods: NCRM EPrints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crm</text:p>
          </table:table-cell>
          <table:table-cell office:value-type="string" calcext:value-type="string">
            <text:p>http://eprints.ncrm.ac.uk</text:p>
          </table:table-cell>
          <table:table-cell/>
          <table:table-cell office:value-type="string" calcext:value-type="string">
            <text:p>Eprints 3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09-23T00:00:00+01:00</text:p>
          </table:table-cell>
          <table:table-cell office:value-type="string" calcext:value-type="string">
            <text:p>{'countryCode': 'GB', 'latitude': None, 'longitude': None}</text:p>
          </table:table-cell>
          <table:table-cell office:value-type="string" calcext:value-type="string">
            <text:p>https://api.core.ac.uk/data-providers/1344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ra.nerc.ac.uk/cgi/oai2</text:p>
          </table:table-cell>
          <table:table-cell office:value-type="float" office:value="79" calcext:value-type="float">
            <text:p>7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NERC Open Research Archiv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rc</text:p>
          </table:table-cell>
          <table:table-cell office:value-type="string" calcext:value-type="string">
            <text:p>http://nora.nerc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5T13:23:10+01:00</text:p>
          </table:table-cell>
          <table:table-cell office:value-type="string" calcext:value-type="string">
            <text:p>{'countryCode': 'GB', 'latitude': 51.56689, 'longitude': -1.78453}</text:p>
          </table:table-cell>
          <table:table-cell office:value-type="string" calcext:value-type="string">
            <text:p>https://api.core.ac.uk/data-providers/7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ewman.repository.guildhe.ac.uk/cgi/oai2</text:p>
          </table:table-cell>
          <table:table-cell office:value-type="float" office:value="13324" calcext:value-type="float">
            <text:p>13324</text:p>
          </table:table-cell>
          <table:table-cell office:value-type="float" office:value="7553" calcext:value-type="float">
            <text:p>7553</text:p>
          </table:table-cell>
          <table:table-cell office:value-type="string" calcext:value-type="string">
            <text:p>Newman University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wman</text:p>
          </table:table-cell>
          <table:table-cell office:value-type="string" calcext:value-type="string">
            <text:p>https://newman.repository.guildhe.ac.uk/</text:p>
          </table:table-cell>
          <table:table-cell/>
          <table:table-cell office:value-type="string" calcext:value-type="string">
            <text:p>Eprints 3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09-23T00:00:00+01:00</text:p>
          </table:table-cell>
          <table:table-cell office:value-type="string" calcext:value-type="string">
            <text:p>{'countryCode': 'GB', 'latitude': 37.673508, 'longitude': -97.377744}</text:p>
          </table:table-cell>
          <table:table-cell office:value-type="string" calcext:value-type="string">
            <text:p>https://api.core.ac.uk/data-providers/1332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ectar.northampton.ac.uk/cgi/oai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string" calcext:value-type="string">
            <text:p>NECTAR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ectar@northampton.ac.uk</text:p>
          </table:table-cell>
          <table:table-cell table:style-name="ce1"/>
          <table:table-cell table:style-name="ce1" office:value-type="string" calcext:value-type="string">
            <text:p>northampton</text:p>
          </table:table-cell>
          <table:table-cell table:style-name="ce1" office:value-type="string" calcext:value-type="string">
            <text:p>http://nectar.northampton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5-27T18:54:38+01:00</text:p>
          </table:table-cell>
          <table:table-cell table:style-name="ce1" office:value-type="string" calcext:value-type="string">
            <text:p>{'countryCode': 'GB', 'latitude': 52.23698, 'longitude': -0.89735}</text:p>
          </table:table-cell>
          <table:table-cell table:style-name="ce1" office:value-type="string" calcext:value-type="string">
            <text:p>https://api.core.ac.uk/data-providers/78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pure.northampton.ac.uk/ws/oai</text:p>
          </table:table-cell>
          <table:table-cell office:value-type="float" office:value="15125" calcext:value-type="float">
            <text:p>15125</text:p>
          </table:table-cell>
          <table:table-cell office:value-type="float" office:value="9580" calcext:value-type="float">
            <text:p>9580</text:p>
          </table:table-cell>
          <table:table-cell office:value-type="string" calcext:value-type="string">
            <text:p>University of Northampton's Research Explorer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rthampton</text:p>
          </table:table-cell>
          <table:table-cell table:number-columns-repeated="2"/>
          <table:table-cell table:number-columns-repeated="2"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20-04-06T00:23:00+01:00</text:p>
          </table:table-cell>
          <table:table-cell office:value-type="string" calcext:value-type="string">
            <text:p>{'countryCode': 'gb', 'latitude': 52.2384, 'longitude': 8.531}</text:p>
          </table:table-cell>
          <table:table-cell office:value-type="string" calcext:value-type="string">
            <text:p>https://api.core.ac.uk/data-providers/1512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rl.northumbria.ac.uk/cgi/oai2</text:p>
          </table:table-cell>
          <table:table-cell office:value-type="float" office:value="162" calcext:value-type="float">
            <text:p>162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Northumbria Research Lin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s.researchlink@northumbria.ac.uk</text:p>
          </table:table-cell>
          <table:table-cell/>
          <table:table-cell office:value-type="string" calcext:value-type="string">
            <text:p>northumbria</text:p>
          </table:table-cell>
          <table:table-cell office:value-type="string" calcext:value-type="string">
            <text:p>http://nrl.northumbria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2-06-01T16:55:25+01:00</text:p>
          </table:table-cell>
          <table:table-cell office:value-type="string" calcext:value-type="string">
            <text:p>{'countryCode': 'GB', 'latitude': 54.9773, 'longitude': -1.61257}</text:p>
          </table:table-cell>
          <table:table-cell office:value-type="string" calcext:value-type="string">
            <text:p>https://api.core.ac.uk/data-providers/162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prints.nottingham.ac.uk/cgi/oai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Nottingham ePrint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prints@nottingham.ac.uk</text:p>
          </table:table-cell>
          <table:table-cell table:style-name="ce1"/>
          <table:table-cell table:style-name="ce1" office:value-type="string" calcext:value-type="string">
            <text:p>nottingham</text:p>
          </table:table-cell>
          <table:table-cell table:style-name="ce1" office:value-type="string" calcext:value-type="string">
            <text:p>http://eprints.nottingham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7-07T16:03:40+01:00</text:p>
          </table:table-cell>
          <table:table-cell table:style-name="ce1" office:value-type="string" calcext:value-type="string">
            <text:p>{'countryCode': 'GB', 'latitude': 52.9382, 'longitude': -1.1712}</text:p>
          </table:table-cell>
          <table:table-cell table:style-name="ce1" office:value-type="string" calcext:value-type="string">
            <text:p>https://api.core.ac.uk/data-providers/80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nottingham-repository.worktribe.com/oaiprovider</text:p>
          </table:table-cell>
          <table:table-cell table:style-name="ce1" office:value-type="float" office:value="4787" calcext:value-type="float">
            <text:p>4787</text:p>
          </table:table-cell>
          <table:table-cell table:style-name="ce1"/>
          <table:table-cell table:style-name="ce1" office:value-type="string" calcext:value-type="string">
            <text:p>Repository@Nottingha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Jonathan.Green@nottingham.ac.uk</text:p>
          </table:table-cell>
          <table:table-cell table:style-name="ce1"/>
          <table:table-cell table:style-name="ce1" office:value-type="string" calcext:value-type="string">
            <text:p>nottingham</text:p>
          </table:table-cell>
          <table:table-cell table:style-name="ce1" office:value-type="string" calcext:value-type="string">
            <text:p>https://nottingham-repository.worktribe.com/</text:p>
          </table:table-cell>
          <table:table-cell table:style-name="ce1"/>
          <table:table-cell table:number-columns-repeated="2" table:style-name="ce1" office:value-type="string" calcext:value-type="string">
            <text:p>worktribe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8-10-10T12:22:57+01:00</text:p>
          </table:table-cell>
          <table:table-cell table:style-name="ce1" office:value-type="string" calcext:value-type="string">
            <text:p>{'countryCode': 'GB', 'latitude': 52.940311, 'longitude': -1.190695}</text:p>
          </table:table-cell>
          <table:table-cell table:style-name="ce1" office:value-type="string" calcext:value-type="string">
            <text:p>https://api.core.ac.uk/data-providers/4787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04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rdmc.nottingham.ac.uk/oai/openaire</text:p>
          </table:table-cell>
          <table:table-cell table:style-name="ce1" office:value-type="float" office:value="13343" calcext:value-type="float">
            <text:p>13343</text:p>
          </table:table-cell>
          <table:table-cell table:style-name="ce1"/>
          <table:table-cell table:style-name="ce1" office:value-type="string" calcext:value-type="string">
            <text:p>Nottingham Research Data Management Repository (University of Nottingham)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nottingham</text:p>
          </table:table-cell>
          <table:table-cell table:style-name="ce1" office:value-type="string" calcext:value-type="string">
            <text:p>https://rdmc.nottingham.ac.uk</text:p>
          </table:table-cell>
          <table:table-cell table:style-name="ce1"/>
          <table:table-cell table:style-name="ce1" office:value-type="string" calcext:value-type="string">
            <text:p>DSpace XOAI</text:p>
          </table:table-cell>
          <table:table-cell table:style-name="ce1" office:value-type="string" calcext:value-type="string">
            <text:p>dspac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9-09-23T00:00:00+01:00</text:p>
          </table:table-cell>
          <table:table-cell table:style-name="ce1" office:value-type="string" calcext:value-type="string">
            <text:p>{'countryCode': 'GB', 'latitude': 52.938636, 'longitude': -1.195158}</text:p>
          </table:table-cell>
          <table:table-cell table:style-name="ce1" office:value-type="string" calcext:value-type="string">
            <text:p>https://api.core.ac.uk/data-providers/13343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Does actually contain software (even has a metadata uon.type which is free text), but you can�t directly search for it.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irep.ntu.ac.uk/cgi/oai2</text:p>
          </table:table-cell>
          <table:table-cell office:value-type="float" office:value="53" calcext:value-type="float">
            <text:p>53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Nottingham Trent Institutional Repository (IRep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ichard.cross@ntu.ac.uk</text:p>
          </table:table-cell>
          <table:table-cell/>
          <table:table-cell office:value-type="string" calcext:value-type="string">
            <text:p>ntu</text:p>
          </table:table-cell>
          <table:table-cell office:value-type="string" calcext:value-type="string">
            <text:p>http://irep.ntu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22T14:11:31+01:00</text:p>
          </table:table-cell>
          <table:table-cell office:value-type="string" calcext:value-type="string">
            <text:p>{'countryCode': 'GB', 'latitude': 52.9583, 'longitude': -1.1554}</text:p>
          </table:table-cell>
          <table:table-cell office:value-type="string" calcext:value-type="string">
            <text:p>https://api.core.ac.uk/data-providers/5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 err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o.open.ac.uk/cgi/oai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Open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rary-research-support@open.ac.uk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http://oro.open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06T11:11:21+01:00</text:p>
          </table:table-cell>
          <table:table-cell office:value-type="string" calcext:value-type="string">
            <text:p>{'countryCode': 'gb', 'latitude': 52.0333, 'longitude': -0.7}</text:p>
          </table:table-cell>
          <table:table-cell office:value-type="string" calcext:value-type="string">
            <text:p>https://api.core.ac.uk/data-providers/8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penresearch.lsbu.ac.uk/oai2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LSBU Research Open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openlsbu</text:p>
          </table:table-cell>
          <table:table-cell office:value-type="string" calcext:value-type="string">
            <text:p>https://openresearch.lsbu.ac.uk/</text:p>
          </table:table-cell>
          <table:table-cell/>
          <table:table-cell office:value-type="string" calcext:value-type="string">
            <text:p>Haplo</text:p>
          </table:table-cell>
          <table:table-cell office:value-type="string" calcext:value-type="string">
            <text:p>haplo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6-05-26T17:06:59+01:00</text:p>
          </table:table-cell>
          <table:table-cell office:value-type="string" calcext:value-type="string">
            <text:p>{'countryCode': 'GB', 'latitude': 51.5073509, 'longitude': -0.1277583}</text:p>
          </table:table-cell>
          <table:table-cell office:value-type="string" calcext:value-type="string">
            <text:p>https://api.core.ac.uk/data-providers/91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penresearch.surrey.ac.uk/view/oai/44SUR_INST/request</text:p>
          </table:table-cell>
          <table:table-cell office:value-type="float" office:value="15542" calcext:value-type="float">
            <text:p>15542</text:p>
          </table:table-cell>
          <table:table-cell/>
          <table:table-cell office:value-type="string" calcext:value-type="string">
            <text:p>University of Surre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opensurrey</text:p>
          </table:table-cell>
          <table:table-cell office:value-type="string" calcext:value-type="string">
            <text:p>https://openresearch.surrey.ac.uk</text:p>
          </table:table-cell>
          <table:table-cell/>
          <table:table-cell office:value-type="string" calcext:value-type="string">
            <text:p>Ex Libris</text:p>
          </table:table-cell>
          <table:table-cell office:value-type="string" calcext:value-type="string">
            <text:p>exlibri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20-12-14T10:41:42+00:00</text:p>
          </table:table-cell>
          <table:table-cell office:value-type="string" calcext:value-type="string">
            <text:p>{'countryCode': 'GB', 'latitude': 51.2427832, 'longitude': -0.5878036}</text:p>
          </table:table-cell>
          <table:table-cell office:value-type="string" calcext:value-type="string">
            <text:p>https://api.core.ac.uk/data-providers/15542/logo</text:p>
          </table:table-cell>
          <table:table-cell office:value-type="string" calcext:value-type="string">
            <text:p>REPOSITOR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ora.ox.ac.uk/oai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string" calcext:value-type="string">
            <text:p>Oxford University Research Archiv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ora@bodleian.ox.ac.uk</text:p>
          </table:table-cell>
          <table:table-cell table:style-name="ce1"/>
          <table:table-cell table:style-name="ce1" office:value-type="string" calcext:value-type="string">
            <text:p>ox</text:p>
          </table:table-cell>
          <table:table-cell table:style-name="ce1" office:value-type="string" calcext:value-type="string">
            <text:p>https://ora.ox.ac.uk</text:p>
          </table:table-cell>
          <table:table-cell table:style-name="ce1"/>
          <table:table-cell table:number-columns-repeated="2" table:style-name="ce1" office:value-type="string" calcext:value-type="string">
            <text:p>fedora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1-07-01T16:54:00+01:00</text:p>
          </table:table-cell>
          <table:table-cell table:style-name="ce1" office:value-type="string" calcext:value-type="string">
            <text:p>{'countryCode': 'GB', 'latitude': 51.7466, 'longitude': -1.2709}</text:p>
          </table:table-cell>
          <table:table-cell table:style-name="ce1" office:value-type="string" calcext:value-type="string">
            <text:p>https://api.core.ac.uk/data-providers/88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ota.bodleian.ox.ac.uk/repository/oai/request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2807" calcext:value-type="float">
            <text:p>2807</text:p>
          </table:table-cell>
          <table:table-cell table:style-name="ce1" office:value-type="string" calcext:value-type="string">
            <text:p>Oxford Text Archive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"/>
          <table:table-cell table:style-name="ce1" office:value-type="string" calcext:value-type="string">
            <text:p>ox</text:p>
          </table:table-cell>
          <table:table-cell table:style-name="ce1" office:value-type="string" calcext:value-type="string">
            <text:p>https://ota.bodleian.ox.ac.uk/repository/xmlui/</text:p>
          </table:table-cell>
          <table:table-cell table:style-name="ce1"/>
          <table:table-cell table:number-columns-repeated="2" table:style-name="ce1" office:value-type="string" calcext:value-type="string">
            <text:p>dspac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3-11-19T12:58:00+00:00</text:p>
          </table:table-cell>
          <table:table-cell table:style-name="ce1" office:value-type="string" calcext:value-type="string">
            <text:p>{'countryCode': 'GB', 'latitude': 51.7466, 'longitude': -1.2709}</text:p>
          </table:table-cell>
          <table:table-cell table:style-name="ce1" office:value-type="string" calcext:value-type="string">
            <text:p>https://api.core.ac.uk/data-providers/618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https://ora.ox.ac.uk/?utf8=%E2%9C%93&amp;q=&amp;search_field=all_fields for website search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pearl.plymouth.ac.uk/oai/request</text:p>
          </table:table-cell>
          <table:table-cell office:value-type="float" office:value="295" calcext:value-type="float">
            <text:p>295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Plymouth Electronic Archive and Research Libr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research@plymouth.ac.uk</text:p>
          </table:table-cell>
          <table:table-cell/>
          <table:table-cell office:value-type="string" calcext:value-type="string">
            <text:p>plymouth</text:p>
          </table:table-cell>
          <table:table-cell office:value-type="string" calcext:value-type="string">
            <text:p>http://pearl.plymouth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3-06-27T12:52:22+01:00</text:p>
          </table:table-cell>
          <table:table-cell office:value-type="string" calcext:value-type="string">
            <text:p>{'countryCode': 'GB', 'latitude': 50.3705, 'longitude': -4.1398}</text:p>
          </table:table-cell>
          <table:table-cell office:value-type="string" calcext:value-type="string">
            <text:p>https://api.core.ac.uk/data-providers/29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lymsea.ac.uk/cgi/oai2</text:p>
          </table:table-cell>
          <table:table-cell office:value-type="float" office:value="68" calcext:value-type="float">
            <text:p>6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lymouth Marine Science Electronic Archive (PlyMSEA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rbue@MBA.ac.uk</text:p>
          </table:table-cell>
          <table:table-cell/>
          <table:table-cell office:value-type="string" calcext:value-type="string">
            <text:p>plymsea</text:p>
          </table:table-cell>
          <table:table-cell office:value-type="string" calcext:value-type="string">
            <text:p>http://plymsea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8T17:48:23+01:00</text:p>
          </table:table-cell>
          <table:table-cell office:value-type="string" calcext:value-type="string">
            <text:p>{'countryCode': 'GB', 'latitude': 50.36423, 'longitude': -4.13898}</text:p>
          </table:table-cell>
          <table:table-cell office:value-type="string" calcext:value-type="string">
            <text:p>https://api.core.ac.uk/data-providers/6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earchportal.port.ac.uk/ws/oai</text:p>
          </table:table-cell>
          <table:table-cell office:value-type="float" office:value="695" calcext:value-type="float">
            <text:p>695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Portsmouth University Research Portal (Pur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ure@port.ac.uk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https://researchportal.port.ac.uk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5-09-24T19:09:10+01:00</text:p>
          </table:table-cell>
          <table:table-cell office:value-type="string" calcext:value-type="string">
            <text:p>{'countryCode': 'GB', 'latitude': 50.794854, 'longitude': -1.090908}</text:p>
          </table:table-cell>
          <table:table-cell office:value-type="string" calcext:value-type="string">
            <text:p>https://api.core.ac.uk/data-providers/695/logo</text:p>
          </table:table-cell>
          <table:table-cell office:value-type="string" calcext:value-type="string">
            <text:p>REPOSITORY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qmro.qmul.ac.uk/oai/request</text:p>
          </table:table-cell>
          <table:table-cell office:value-type="float" office:value="619" calcext:value-type="float">
            <text:p>619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Queen Mary Research Onl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olarlycommunications@qmul.ac.uk</text:p>
          </table:table-cell>
          <table:table-cell/>
          <table:table-cell office:value-type="string" calcext:value-type="string">
            <text:p>qmul</text:p>
          </table:table-cell>
          <table:table-cell office:value-type="string" calcext:value-type="string">
            <text:p>https://qmro.qmul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3-11-19T12:58:03+00:00</text:p>
          </table:table-cell>
          <table:table-cell office:value-type="string" calcext:value-type="string">
            <text:p>{'countryCode': 'GB', 'latitude': 51.5238, 'longitude': 0.0399}</text:p>
          </table:table-cell>
          <table:table-cell office:value-type="string" calcext:value-type="string">
            <text:p>https://api.core.ac.uk/data-providers/61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ure.qub.ac.uk/ws/oai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Queen's University Research Port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access@qub.ac.uk</text:p>
          </table:table-cell>
          <table:table-cell/>
          <table:table-cell office:value-type="string" calcext:value-type="string">
            <text:p>qub</text:p>
          </table:table-cell>
          <table:table-cell office:value-type="string" calcext:value-type="string">
            <text:p>http://pure.qub.ac.uk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3-05-09T16:15:53+01:00</text:p>
          </table:table-cell>
          <table:table-cell office:value-type="string" calcext:value-type="string">
            <text:p>{'countryCode': 'gb', 'latitude': 54, 'longitude': 5}</text:p>
          </table:table-cell>
          <table:table-cell office:value-type="string" calcext:value-type="string">
            <text:p>https://api.core.ac.uk/data-providers/28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 s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Software typ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u.repository.guildhe.ac.uk/cgi/oai2</text:p>
          </table:table-cell>
          <table:table-cell office:value-type="float" office:value="14871" calcext:value-type="float">
            <text:p>14871</text:p>
          </table:table-cell>
          <table:table-cell office:value-type="float" office:value="6870" calcext:value-type="float">
            <text:p>6870</text:p>
          </table:table-cell>
          <table:table-cell office:value-type="string" calcext:value-type="string">
            <text:p>Royal Agricultural University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au</text:p>
          </table:table-cell>
          <table:table-cell office:value-type="string" calcext:value-type="string">
            <text:p>https://rau.repository.guildhe.ac.uk/</text:p>
          </table:table-cell>
          <table:table-cell/>
          <table:table-cell office:value-type="string" calcext:value-type="string">
            <text:p>Eprints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11-25T15:28:28+00:00</text:p>
          </table:table-cell>
          <table:table-cell office:value-type="string" calcext:value-type="string">
            <text:p>{'countryCode': 'gb', 'latitude': 51.71, 'longitude': -1.995}</text:p>
          </table:table-cell>
          <table:table-cell office:value-type="string" calcext:value-type="string">
            <text:p>https://api.core.ac.uk/data-providers/14871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ve.repository.guildhe.ac.uk/cgi/oai2</text:p>
          </table:table-cell>
          <table:table-cell office:value-type="float" office:value="15090" calcext:value-type="float">
            <text:p>15090</text:p>
          </table:table-cell>
          <table:table-cell/>
          <table:table-cell office:value-type="string" calcext:value-type="string">
            <text:p>Ravensbourne University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ave</text:p>
          </table:table-cell>
          <table:table-cell office:value-type="string" calcext:value-type="string">
            <text:p>https://rave.repository.guildhe.ac.uk</text:p>
          </table:table-cell>
          <table:table-cell/>
          <table:table-cell office:value-type="string" calcext:value-type="string">
            <text:p>Eprints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20-03-10T14:47:03+00:00</text:p>
          </table:table-cell>
          <table:table-cell office:value-type="string" calcext:value-type="string">
            <text:p>{'countryCode': 'GB', 'latitude': 51.50167279999999, 'longitude': 0.005749600000000001}</text:p>
          </table:table-cell>
          <table:table-cell office:value-type="string" calcext:value-type="string">
            <text:p>https://api.core.ac.uk/data-providers/15090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earchonline.rca.ac.uk/cgi/oai2</text:p>
          </table:table-cell>
          <table:table-cell office:value-type="float" office:value="505" calcext:value-type="float">
            <text:p>505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Royal College of Art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rca.ac.uk</text:p>
          </table:table-cell>
          <table:table-cell/>
          <table:table-cell office:value-type="string" calcext:value-type="string">
            <text:p>rca</text:p>
          </table:table-cell>
          <table:table-cell office:value-type="string" calcext:value-type="string">
            <text:p>http://researchonline.rca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3-08-06T16:25:58+01:00</text:p>
          </table:table-cell>
          <table:table-cell office:value-type="string" calcext:value-type="string">
            <text:p>{'countryCode': 'GB', 'latitude': 51.5014, 'longitude': -0.1785}</text:p>
          </table:table-cell>
          <table:table-cell office:value-type="string" calcext:value-type="string">
            <text:p>https://api.core.ac.uk/data-providers/50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searchonline.rcm.ac.uk/cgi/oai2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Royal College of Music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mma.hewett@rcm.ac.uk</text:p>
          </table:table-cell>
          <table:table-cell/>
          <table:table-cell office:value-type="string" calcext:value-type="string">
            <text:p>rcm</text:p>
          </table:table-cell>
          <table:table-cell office:value-type="string" calcext:value-type="string">
            <text:p>http://researchonline.rcm.ac.uk</text:p>
          </table:table-cell>
          <table:table-cell/>
          <table:table-cell office:value-type="string" calcext:value-type="string">
            <text:p>Eprints3.3.1.6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6-04-22T11:03:10+01:00</text:p>
          </table:table-cell>
          <table:table-cell office:value-type="string" calcext:value-type="string">
            <text:p>{'countryCode': 'GB', 'latitude': 51.50735, 'longitude': -0.127758}</text:p>
          </table:table-cell>
          <table:table-cell office:value-type="string" calcext:value-type="string">
            <text:p>https://api.core.ac.uk/data-providers/71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centaur.reading.ac.uk/cgi/oai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Central Archive at the University of Reading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entaur@reading.ac.uk</text:p>
          </table:table-cell>
          <table:table-cell table:style-name="ce1"/>
          <table:table-cell table:style-name="ce1" office:value-type="string" calcext:value-type="string">
            <text:p>reading</text:p>
          </table:table-cell>
          <table:table-cell table:style-name="ce1" office:value-type="string" calcext:value-type="string">
            <text:p>http://centaur.reading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5-12T14:42:02+01:00</text:p>
          </table:table-cell>
          <table:table-cell table:style-name="ce1" office:value-type="string" calcext:value-type="string">
            <text:p>{'countryCode': 'GB', 'latitude': 51.4392, 'longitude': -0.9197}</text:p>
          </table:table-cell>
          <table:table-cell table:style-name="ce1" office:value-type="string" calcext:value-type="string">
            <text:p>https://api.core.ac.uk/data-providers/17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No software search item</text:p>
          </table:table-cell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researchdata.reading.ac.uk/cgi/oai2</text:p>
          </table:table-cell>
          <table:table-cell table:style-name="ce1" office:value-type="float" office:value="2298" calcext:value-type="float">
            <text:p>2298</text:p>
          </table:table-cell>
          <table:table-cell table:style-name="ce1" office:value-type="float" office:value="3757" calcext:value-type="float">
            <text:p>3757</text:p>
          </table:table-cell>
          <table:table-cell table:style-name="ce1" office:value-type="string" calcext:value-type="string">
            <text:p>University of Reading Research Data Archive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reading</text:p>
          </table:table-cell>
          <table:table-cell table:style-name="ce1" office:value-type="string" calcext:value-type="string">
            <text:p>https://researchdata.reading.ac.uk</text:p>
          </table:table-cell>
          <table:table-cell table:style-name="ce1"/>
          <table:table-cell table:style-name="ce1" office:value-type="string" calcext:value-type="string">
            <text:p>EPrints 3.3.16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6-11-08T12:29:03+00:00</text:p>
          </table:table-cell>
          <table:table-cell table:style-name="ce1" office:value-type="string" calcext:value-type="string">
            <text:p>{'countryCode': 'GB', 'latitude': 51.4392, 'longitude': -0.9197}</text:p>
          </table:table-cell>
          <table:table-cell table:style-name="ce1" office:value-type="string" calcext:value-type="string">
            <text:p>https://api.core.ac.uk/data-providers/2298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tains software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rgu-repository.worktribe.com/oaiprovider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Open Access Institutional Repository at Robert Gordon Universit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gu-</text:p>
          </table:table-cell>
          <table:table-cell office:value-type="string" calcext:value-type="string">
            <text:p>rgu-repository.worktribe.com</text:p>
          </table:table-cell>
          <table:table-cell/>
          <table:table-cell table:number-columns-repeated="2" office:value-type="string" calcext:value-type="string">
            <text:p>worktrib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27T19:18:11+01:00</text:p>
          </table:table-cell>
          <table:table-cell office:value-type="string" calcext:value-type="string">
            <text:p>{'countryCode': 'GB', 'latitude': 57.1333, 'longitude': -2.1}</text:p>
          </table:table-cell>
          <table:table-cell office:value-type="string" calcext:value-type="string">
            <text:p>https://api.core.ac.uk/data-providers/8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4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edadocs.badc.rl.ac.uk/cgi/oai2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EDA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l</text:p>
          </table:table-cell>
          <table:table-cell office:value-type="string" calcext:value-type="string">
            <text:p>http://cedadocs.badc.rl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1T09:13:00+01:00</text:p>
          </table:table-cell>
          <table:table-cell office:value-type="string" calcext:value-type="string">
            <text:p>{'countryCode': 'GB', 'latitude': 51.5668, 'longitude': -1.786}</text:p>
          </table:table-cell>
          <table:table-cell office:value-type="string" calcext:value-type="string">
            <text:p>https://api.core.ac.uk/data-providers/1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 s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ttps://pure.roehampton.ac.uk/portal</text:p>
          </table:table-cell>
          <table:table-cell office:value-type="float" office:value="97" calcext:value-type="float">
            <text:p>97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Roehampton University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.pietsch@roehampton.ac.uk</text:p>
          </table:table-cell>
          <table:table-cell/>
          <table:table-cell office:value-type="string" calcext:value-type="string">
            <text:p>roehampton</text:p>
          </table:table-cell>
          <table:table-cell office:value-type="string" calcext:value-type="string">
            <text:p>http://roehampton.openrepository.com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1:00+01:00</text:p>
          </table:table-cell>
          <table:table-cell office:value-type="string" calcext:value-type="string">
            <text:p>{'countryCode': 'GB', 'latitude': 51.45719, 'longitude': -0.24292}</text:p>
          </table:table-cell>
          <table:table-cell office:value-type="string" calcext:value-type="string">
            <text:p>https://api.core.ac.uk/data-providers/97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eeds registratio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pository.rothamsted.ac.uk/oai2</text:p>
          </table:table-cell>
          <table:table-cell office:value-type="float" office:value="4813" calcext:value-type="float">
            <text:p>4813</text:p>
          </table:table-cell>
          <table:table-cell/>
          <table:table-cell office:value-type="string" calcext:value-type="string">
            <text:p>Rothamsted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rary@rothamsted.ac.uk</text:p>
          </table:table-cell>
          <table:table-cell/>
          <table:table-cell office:value-type="string" calcext:value-type="string">
            <text:p>rothamsted</text:p>
          </table:table-cell>
          <table:table-cell office:value-type="string" calcext:value-type="string">
            <text:p>https://repository.rothamsted.ac.uk</text:p>
          </table:table-cell>
          <table:table-cell/>
          <table:table-cell office:value-type="string" calcext:value-type="string">
            <text:p>Haplo</text:p>
          </table:table-cell>
          <table:table-cell office:value-type="string" calcext:value-type="string">
            <text:p>haplo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01-03T19:42:05+00:00</text:p>
          </table:table-cell>
          <table:table-cell office:value-type="string" calcext:value-type="string">
            <text:p>{'countryCode': 'GB', 'latitude': -0.354859, 'longitude': 51.809357}</text:p>
          </table:table-cell>
          <table:table-cell office:value-type="string" calcext:value-type="string">
            <text:p>https://api.core.ac.uk/data-providers/481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AI XML Syntax erro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pository.royalholloway.ac.uk/p/oai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Royal Holloway Research Onlin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rhro@rhul.ac.uk</text:p>
          </table:table-cell>
          <table:table-cell table:style-name="ce1"/>
          <table:table-cell table:style-name="ce1" office:value-type="string" calcext:value-type="string">
            <text:p>royalholloway</text:p>
          </table:table-cell>
          <table:table-cell table:style-name="ce1" office:value-type="string" calcext:value-type="string">
            <text:p>https://repository.royalholloway.ac.uk</text:p>
          </table:table-cell>
          <table:table-cell table:style-name="ce1"/>
          <table:table-cell table:number-columns-repeated="2" table:style-name="ce1" office:value-type="string" calcext:value-type="string">
            <text:p>equella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1-05-18T15:56:46+01:00</text:p>
          </table:table-cell>
          <table:table-cell table:style-name="ce1" office:value-type="string" calcext:value-type="string">
            <text:p>{'countryCode': 'GB', 'latitude': 51.426, 'longitude': -0.5635}</text:p>
          </table:table-cell>
          <table:table-cell table:style-name="ce1" office:value-type="string" calcext:value-type="string">
            <text:p>https://api.core.ac.uk/data-providers/98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pure.royalholloway.ac.uk/ws/oai</text:p>
          </table:table-cell>
          <table:table-cell table:style-name="ce1" office:value-type="float" office:value="661" calcext:value-type="float">
            <text:p>661</text:p>
          </table:table-cell>
          <table:table-cell table:style-name="ce1"/>
          <table:table-cell table:style-name="ce1" office:value-type="string" calcext:value-type="string">
            <text:p>Royal Holloway - Pur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penaccess@royalholloway.ac.uk</text:p>
          </table:table-cell>
          <table:table-cell table:style-name="ce1"/>
          <table:table-cell table:style-name="ce1" office:value-type="string" calcext:value-type="string">
            <text:p>royalholloway</text:p>
          </table:table-cell>
          <table:table-cell table:style-name="ce1" office:value-type="string" calcext:value-type="string">
            <text:p>https://pure.royalholloway.ac.uk</text:p>
          </table:table-cell>
          <table:table-cell table:style-name="ce1"/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5-01-28T18:20:36+00:00</text:p>
          </table:table-cell>
          <table:table-cell table:style-name="ce1" office:value-type="string" calcext:value-type="string">
            <text:p>{'countryCode': 'GB', 'latitude': 51.425673, 'longitude': -0.563062}</text:p>
          </table:table-cell>
          <table:table-cell table:style-name="ce1" office:value-type="string" calcext:value-type="string">
            <text:p>https://api.core.ac.uk/data-providers/661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 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RL erro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ntains software</text:p>
          </table:table-cell>
          <table:table-cell table:style-name="ce1" office:value-type="string" calcext:value-type="string">
            <text:p>https://pure.royalholloway.ac.uk/portal/en/publications/search.html?search=&amp;uri=&amp;advanced=true&amp;organisationName=&amp;organisations=&amp;type=%2Fdk%2Fatira%2Fpure%2Fresearchoutput%2Fresearchoutputtypes%2Fnontextual%2Fsoftware&amp;language=+&amp;publicationYearsFrom=&amp;publicationYearsTo=&amp;publicationcategory=&amp;openAccessPermissionStatus=&amp;peerreview=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researchonline.rvc.ac.uk/cgi/oai2</text:p>
          </table:table-cell>
          <table:table-cell office:value-type="float" office:value="915" calcext:value-type="float">
            <text:p>91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VC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ublicationsrepos@rvc.ac.uk</text:p>
          </table:table-cell>
          <table:table-cell/>
          <table:table-cell office:value-type="string" calcext:value-type="string">
            <text:p>rvc</text:p>
          </table:table-cell>
          <table:table-cell office:value-type="string" calcext:value-type="string">
            <text:p>https://researchonline.rvc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6-05-26T17:07:13+01:00</text:p>
          </table:table-cell>
          <table:table-cell office:value-type="string" calcext:value-type="string">
            <text:p>{'countryCode': 'GB', 'latitude': None, 'longitude': None}</text:p>
          </table:table-cell>
          <table:table-cell office:value-type="string" calcext:value-type="string">
            <text:p>https://api.core.ac.uk/data-providers/91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sir.salford.ac.uk/cgi/oai2</text:p>
          </table:table-cell>
          <table:table-cell office:value-type="float" office:value="130" calcext:value-type="float">
            <text:p>130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University of Salford Institutional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ir@salford.ac.uk</text:p>
          </table:table-cell>
          <table:table-cell/>
          <table:table-cell office:value-type="string" calcext:value-type="string">
            <text:p>salford</text:p>
          </table:table-cell>
          <table:table-cell office:value-type="string" calcext:value-type="string">
            <text:p>http://usir.salford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32:41+01:00</text:p>
          </table:table-cell>
          <table:table-cell office:value-type="string" calcext:value-type="string">
            <text:p>{'countryCode': 'GB', 'latitude': 53.4871, 'longitude': -2.2736}</text:p>
          </table:table-cell>
          <table:table-cell office:value-type="string" calcext:value-type="string">
            <text:p>https://api.core.ac.uk/data-providers/130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s-space.sas.ac.uk/cgi/oai2</text:p>
          </table:table-cell>
          <table:table-cell office:value-type="float" office:value="99" calcext:value-type="float">
            <text:p>99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SAS-SPAC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as</text:p>
          </table:table-cell>
          <table:table-cell office:value-type="string" calcext:value-type="string">
            <text:p>http://sas-space.sas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11:01+01:00</text:p>
          </table:table-cell>
          <table:table-cell office:value-type="string" calcext:value-type="string">
            <text:p>{'countryCode': 'GB', 'latitude': 51.521, 'longitude': -0.12782}</text:p>
          </table:table-cell>
          <table:table-cell office:value-type="string" calcext:value-type="string">
            <text:p>https://api.core.ac.uk/data-providers/9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penaccess.sgul.ac.uk/cgi/oai2</text:p>
          </table:table-cell>
          <table:table-cell office:value-type="float" office:value="253" calcext:value-type="float">
            <text:p>253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St George's Online Research Arch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ra@sgul.ac.uk</text:p>
          </table:table-cell>
          <table:table-cell/>
          <table:table-cell office:value-type="string" calcext:value-type="string">
            <text:p>sgul</text:p>
          </table:table-cell>
          <table:table-cell office:value-type="string" calcext:value-type="string">
            <text:p>http://openaccess.sgul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2-10-09T14:04:21+01:00</text:p>
          </table:table-cell>
          <table:table-cell office:value-type="string" calcext:value-type="string">
            <text:p>{'countryCode': 'GB', 'latitude': 51.4279, 'longitude': -0.1759}</text:p>
          </table:table-cell>
          <table:table-cell office:value-type="string" calcext:value-type="string">
            <text:p>https://api.core.ac.uk/data-providers/25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office:value-type="string" calcext:value-type="string">
            <text:p>Software type, but 0 record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rda.shef.ac.uk/</text:p>
          </table:table-cell>
          <table:table-cell office:value-type="float" office:value="14955" calcext:value-type="float">
            <text:p>14955</text:p>
          </table:table-cell>
          <table:table-cell office:value-type="float" office:value="9469" calcext:value-type="float">
            <text:p>9469</text:p>
          </table:table-cell>
          <table:table-cell office:value-type="string" calcext:value-type="string">
            <text:p>Online Research Data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hef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20-01-06T00:03:16+00:00</text:p>
          </table:table-cell>
          <table:table-cell office:value-type="string" calcext:value-type="string">
            <text:p>{'countryCode': 'gb', 'latitude': 53.3836, 'longitude': -1.4879}</text:p>
          </table:table-cell>
          <table:table-cell office:value-type="string" calcext:value-type="string">
            <text:p>https://api.core.ac.uk/data-providers/14955/logo</text:p>
          </table:table-cell>
          <table:table-cell office:value-type="string" calcext:value-type="string">
            <text:p>REPOSITO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Sheffield research data, not a standard repo but contains software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hurda.shu.ac.uk/cgi/oai2</text:p>
          </table:table-cell>
          <table:table-cell table:style-name="ce1" office:value-type="float" office:value="2175" calcext:value-type="float">
            <text:p>2175</text:p>
          </table:table-cell>
          <table:table-cell table:style-name="ce1" office:value-type="float" office:value="3503" calcext:value-type="float">
            <text:p>3503</text:p>
          </table:table-cell>
          <table:table-cell table:style-name="ce1" office:value-type="string" calcext:value-type="string">
            <text:p>Sheffield Hallam University Research Data Archive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hu</text:p>
          </table:table-cell>
          <table:table-cell table:style-name="ce1" office:value-type="string" calcext:value-type="string">
            <text:p>http://shurda.shu.ac.uk</text:p>
          </table:table-cell>
          <table:table-cell table:style-name="ce1"/>
          <table:table-cell table:style-name="ce1" office:value-type="string" calcext:value-type="string">
            <text:p>EPrints 3.3.16</text:p>
          </table:table-cell>
          <table:table-cell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6-11-08T12:29:01+00:00</text:p>
          </table:table-cell>
          <table:table-cell table:style-name="ce1" office:value-type="string" calcext:value-type="string">
            <text:p>{'countryCode': 'GB', 'latitude': 53.38008, 'longitude': -1.46535}</text:p>
          </table:table-cell>
          <table:table-cell table:style-name="ce1" office:value-type="string" calcext:value-type="string">
            <text:p>https://api.core.ac.uk/data-providers/2175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shura.shu.ac.uk/cgi/oai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42" calcext:value-type="float">
            <text:p>942</text:p>
          </table:table-cell>
          <table:table-cell table:style-name="ce1" office:value-type="string" calcext:value-type="string">
            <text:p>Sheffield Hallam University Research Archiv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hura@shu.ac.uk</text:p>
          </table:table-cell>
          <table:table-cell table:style-name="ce1"/>
          <table:table-cell table:style-name="ce1" office:value-type="string" calcext:value-type="string">
            <text:p>shu</text:p>
          </table:table-cell>
          <table:table-cell table:style-name="ce1" office:value-type="string" calcext:value-type="string">
            <text:p>http://shura.shu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5-15T13:22:57+01:00</text:p>
          </table:table-cell>
          <table:table-cell table:style-name="ce1" office:value-type="string" calcext:value-type="string">
            <text:p>{'countryCode': 'GB', 'latitude': 53.38008, 'longitude': -1.46535}</text:p>
          </table:table-cell>
          <table:table-cell table:style-name="ce1" office:value-type="string" calcext:value-type="string">
            <text:p>https://api.core.ac.uk/data-providers/102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eprints.soas.ac.uk/cgi/oai2</text:p>
          </table:table-cell>
          <table:table-cell office:value-type="float" office:value="103" calcext:value-type="float">
            <text:p>10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OAS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-eprints@soas.ac.uk</text:p>
          </table:table-cell>
          <table:table-cell/>
          <table:table-cell office:value-type="string" calcext:value-type="string">
            <text:p>soas</text:p>
          </table:table-cell>
          <table:table-cell office:value-type="string" calcext:value-type="string">
            <text:p>https://eprints.soas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11:01+01:00</text:p>
          </table:table-cell>
          <table:table-cell office:value-type="string" calcext:value-type="string">
            <text:p>{'countryCode': 'GB', 'latitude': 51.52, 'longitude': -0.12}</text:p>
          </table:table-cell>
          <table:table-cell office:value-type="string" calcext:value-type="string">
            <text:p>https://api.core.ac.uk/data-providers/10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ure.solent.ac.uk/</text:p>
          </table:table-cell>
          <table:table-cell office:value-type="float" office:value="14910" calcext:value-type="float">
            <text:p>14910</text:p>
          </table:table-cell>
          <table:table-cell office:value-type="float" office:value="9451" calcext:value-type="float">
            <text:p>9451</text:p>
          </table:table-cell>
          <table:table-cell office:value-type="string" calcext:value-type="string">
            <text:p>Solent University Research Portal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olent/</text:p>
          </table:table-cell>
          <table:table-cell office:value-type="string" calcext:value-type="string">
            <text:p>https://pure.solent.ac.uk/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12-02T00:11:09+00:00</text:p>
          </table:table-cell>
          <table:table-cell office:value-type="string" calcext:value-type="string">
            <text:p>{'countryCode': 'gb', 'latitude': 50.908, 'longitude': -1.401}</text:p>
          </table:table-cell>
          <table:table-cell office:value-type="string" calcext:value-type="string">
            <text:p>https://api.core.ac.uk/data-providers/14910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in Pure!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www.edshare.soton.ac.uk/cgi/oai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36" calcext:value-type="float">
            <text:p>1636</text:p>
          </table:table-cell>
          <table:table-cell table:style-name="ce1" office:value-type="string" calcext:value-type="string">
            <text:p>EdShare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http://www.edshare.soton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2-06-08T17:03:41+01:00</text:p>
          </table:table-cell>
          <table:table-cell table:style-name="ce1" office:value-type="string" calcext:value-type="string">
            <text:p>{'countryCode': 'GB', 'latitude': 50.9342, 'longitude': -1.3957}</text:p>
          </table:table-cell>
          <table:table-cell table:style-name="ce1" office:value-type="string" calcext:value-type="string">
            <text:p>https://api.core.ac.uk/data-providers/167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 se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No software search item. Does include software license search, which gives 7 results- none research software.</text:p>
          </table:table-cell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eprints.soton.ac.uk/cgi/oai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e-Prints Soton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prints@soton.ac.uk</text:p>
          </table:table-cell>
          <table:table-cell table:style-name="ce1"/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https://eprints.soton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6-18T14:32:59+01:00</text:p>
          </table:table-cell>
          <table:table-cell table:style-name="ce1" office:value-type="string" calcext:value-type="string">
            <text:p>{'countryCode': 'GB', 'latitude': 50.9342, 'longitude': -1.3957}</text:p>
          </table:table-cell>
          <table:table-cell table:style-name="ce1" office:value-type="string" calcext:value-type="string">
            <text:p>https://api.core.ac.uk/data-providers/34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ontains software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pure.sruc.ac.uk/</text:p>
          </table:table-cell>
          <table:table-cell office:value-type="float" office:value="11613" calcext:value-type="float">
            <text:p>11613</text:p>
          </table:table-cell>
          <table:table-cell/>
          <table:table-cell office:value-type="string" calcext:value-type="string">
            <text:p>SRUC - Scotland's Rural Colle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uresupport@sruc.ac.uk</text:p>
          </table:table-cell>
          <table:table-cell/>
          <table:table-cell office:value-type="string" calcext:value-type="string">
            <text:p>sruc</text:p>
          </table:table-cell>
          <table:table-cell office:value-type="string" calcext:value-type="string">
            <text:p>ttps://pure.sruc.ac.uk/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09-19T13:34:06+01:00</text:p>
          </table:table-cell>
          <table:table-cell office:value-type="string" calcext:value-type="string">
            <text:p>{'countryCode': 'GB', 'latitude': 55.4578372, 'longitude': -4.614684899999929}</text:p>
          </table:table-cell>
          <table:table-cell office:value-type="string" calcext:value-type="string">
            <text:p>https://api.core.ac.uk/data-providers/1161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URL WAS WRONG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research-repository.st-andrews.ac.uk/dspace-oai/request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string" calcext:value-type="string">
            <text:p>St Andrews Research Repository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pen-access-support@st-andrews.ac.uk</text:p>
          </table:table-cell>
          <table:table-cell table:style-name="ce1"/>
          <table:table-cell table:style-name="ce1" office:value-type="string" calcext:value-type="string">
            <text:p>st-andrews</text:p>
          </table:table-cell>
          <table:table-cell table:style-name="ce1" office:value-type="string" calcext:value-type="string">
            <text:p>http://research-repository.st-andrews.ac.uk</text:p>
          </table:table-cell>
          <table:table-cell table:style-name="ce1"/>
          <table:table-cell table:number-columns-repeated="2" table:style-name="ce1" office:value-type="string" calcext:value-type="string">
            <text:p>dspac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1-07-07T16:11:00+01:00</text:p>
          </table:table-cell>
          <table:table-cell table:style-name="ce1" office:value-type="string" calcext:value-type="string">
            <text:p>{'countryCode': 'GB', 'latitude': 56.34214, 'longitude': -2.79637}</text:p>
          </table:table-cell>
          <table:table-cell table:style-name="ce1" office:value-type="string" calcext:value-type="string">
            <text:p>https://api.core.ac.uk/data-providers/95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risweb.st-andrews.ac.uk/ws/oai</text:p>
          </table:table-cell>
          <table:table-cell table:style-name="ce1" office:value-type="float" office:value="2654" calcext:value-type="float">
            <text:p>2654</text:p>
          </table:table-cell>
          <table:table-cell table:style-name="ce1"/>
          <table:table-cell table:style-name="ce1" office:value-type="string" calcext:value-type="string">
            <text:p>University of St. Andrews - Pur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pen-access-support@st-andrews.ac.uk</text:p>
          </table:table-cell>
          <table:table-cell table:style-name="ce1"/>
          <table:table-cell table:style-name="ce1" office:value-type="string" calcext:value-type="string">
            <text:p>st-andrews</text:p>
          </table:table-cell>
          <table:table-cell table:style-name="ce1" office:value-type="string" calcext:value-type="string">
            <text:p>http://risweb.st-andrews.ac.uk</text:p>
          </table:table-cell>
          <table:table-cell table:style-name="ce1"/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pur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5-01-27T18:44:25+00:00</text:p>
          </table:table-cell>
          <table:table-cell table:style-name="ce1" office:value-type="string" calcext:value-type="string">
            <text:p>{'countryCode': 'GB', 'latitude': 56.341693, 'longitude': -2.792752}</text:p>
          </table:table-cell>
          <table:table-cell table:style-name="ce1" office:value-type="string" calcext:value-type="string">
            <text:p>https://api.core.ac.uk/data-providers/2654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Contains software</text:p>
          </table:table-cell>
          <table:table-cell table:style-name="ce1" office:value-type="string" calcext:value-type="string">
            <text:p>https://risweb.st-andrews.ac.uk/portal/en/datasets/search.html?uri=&amp;lastName=&amp;search=&amp;organisationName=&amp;organisations=&amp;type=%2Fdk%2Fatira%2Fpure%2Fdataset%2Fdatasettypes%2Fdataset%2Fsoftware&amp;openAccessPermissionStatus=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eprints.staffs.ac.uk/cgi/oai2</text:p>
          </table:table-cell>
          <table:table-cell office:value-type="float" office:value="620" calcext:value-type="float">
            <text:p>620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STORE - Staffordshire Online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rints@staffs.ac.uk</text:p>
          </table:table-cell>
          <table:table-cell/>
          <table:table-cell office:value-type="string" calcext:value-type="string">
            <text:p>staffs</text:p>
          </table:table-cell>
          <table:table-cell office:value-type="string" calcext:value-type="string">
            <text:p>http://eprints.staffs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3-11-19T12:58:25+00:00</text:p>
          </table:table-cell>
          <table:table-cell office:value-type="string" calcext:value-type="string">
            <text:p>{'countryCode': 'GB', 'latitude': 53.0101, 'longitude': -2.1826}</text:p>
          </table:table-cell>
          <table:table-cell office:value-type="string" calcext:value-type="string">
            <text:p>https://api.core.ac.uk/data-providers/620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ubs.stfc.ac.uk/repub/oai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Pubs: the open archive for STFC research public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astair.duncan@stfc.ac.uk</text:p>
          </table:table-cell>
          <table:table-cell/>
          <table:table-cell office:value-type="string" calcext:value-type="string">
            <text:p>stfc/repub</text:p>
          </table:table-cell>
          <table:table-cell office:value-type="string" calcext:value-type="string">
            <text:p>https://epubs.stfc.ac.uk</text:p>
          </table:table-cell>
          <table:table-cell/>
          <table:table-cell office:value-type="string" calcext:value-type="string">
            <text:p>OAICat</text:p>
          </table:table-cell>
          <table:table-cell office:value-type="string" calcext:value-type="string">
            <text:p>QAICat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1:06+01:00</text:p>
          </table:table-cell>
          <table:table-cell office:value-type="string" calcext:value-type="string">
            <text:p>{'countryCode': 'GB', 'latitude': 51.5668, 'longitude': -1.786}</text:p>
          </table:table-cell>
          <table:table-cell office:value-type="string" calcext:value-type="string">
            <text:p>https://api.core.ac.uk/data-providers/10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404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space.stir.ac.uk/oai/request</text:p>
          </table:table-cell>
          <table:table-cell table:style-name="ce1" office:value-type="float" office:value="107" calcext:value-type="float">
            <text:p>107</text:p>
          </table:table-cell>
          <table:table-cell table:style-name="ce1"/>
          <table:table-cell table:style-name="ce1" office:value-type="string" calcext:value-type="string">
            <text:p>Stirling Online Research Repository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ibrary@stir.ac.uk</text:p>
          </table:table-cell>
          <table:table-cell table:style-name="ce1"/>
          <table:table-cell table:style-name="ce1" office:value-type="string" calcext:value-type="string">
            <text:p>stir</text:p>
          </table:table-cell>
          <table:table-cell table:style-name="ce1" office:value-type="string" calcext:value-type="string">
            <text:p>https://dspace.stir.ac.uk</text:p>
          </table:table-cell>
          <table:table-cell table:style-name="ce1"/>
          <table:table-cell table:number-columns-repeated="2" table:style-name="ce1" office:value-type="string" calcext:value-type="string">
            <text:p>dspace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1-07-07T16:11:06+01:00</text:p>
          </table:table-cell>
          <table:table-cell table:style-name="ce1" office:value-type="string" calcext:value-type="string">
            <text:p>{'countryCode': 'gb', 'latitude': 56.1194, 'longitude': -3.93588}</text:p>
          </table:table-cell>
          <table:table-cell table:style-name="ce1" office:value-type="string" calcext:value-type="string">
            <text:p>https://api.core.ac.uk/data-providers/107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table:style-name="ce1" office:value-type="string" calcext:value-type="string">
            <text:p>dspace.stir.ac.uk/oai/</text:p>
          </table:table-cell>
          <table:table-cell table:style-name="ce1" office:value-type="float" office:value="10883" calcext:value-type="float">
            <text:p>10883</text:p>
          </table:table-cell>
          <table:table-cell table:style-name="ce1"/>
          <table:table-cell table:style-name="ce1" office:value-type="string" calcext:value-type="string">
            <text:p>Stirling Online Research Repository (RIOXX)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2"/>
          <table:table-cell table:style-name="ce1" office:value-type="string" calcext:value-type="string">
            <text:p>stir/</text:p>
          </table:table-cell>
          <table:table-cell table:style-name="ce1" office:value-type="string" calcext:value-type="string">
            <text:p>https://dspace.stir.ac.uk</text:p>
          </table:table-cell>
          <table:table-cell table:style-name="ce1"/>
          <table:table-cell table:number-columns-repeated="2" table:style-name="ce1" office:value-type="string" calcext:value-type="string">
            <text:p>dspace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9-07-19T00:00:00+01:00</text:p>
          </table:table-cell>
          <table:table-cell table:style-name="ce1" office:value-type="string" calcext:value-type="string">
            <text:p>{'countryCode': 'GB', 'latitude': 56.1453567, 'longitude': -3.9205492}</text:p>
          </table:table-cell>
          <table:table-cell table:style-name="ce1" office:value-type="string" calcext:value-type="string">
            <text:p>https://api.core.ac.uk/data-providers/10883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research.stmarys.ac.uk/cgi/oai2</text:p>
          </table:table-cell>
          <table:table-cell office:value-type="float" office:value="175" calcext:value-type="float">
            <text:p>17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St Mary's University Open Research Arch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ample@university.ac.uk</text:p>
          </table:table-cell>
          <table:table-cell/>
          <table:table-cell office:value-type="string" calcext:value-type="string">
            <text:p>stmarys</text:p>
          </table:table-cell>
          <table:table-cell office:value-type="string" calcext:value-type="string">
            <text:p>https://research.stmarys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2-06-11T08:51:29+01:00</text:p>
          </table:table-cell>
          <table:table-cell office:value-type="string" calcext:value-type="string">
            <text:p>{'countryCode': 'GB', 'latitude': 51.4363, 'longitude': -0.3338}</text:p>
          </table:table-cell>
          <table:table-cell office:value-type="string" calcext:value-type="string">
            <text:p>https://api.core.ac.uk/data-providers/175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trathprints.strath.ac.uk/cgi/oai2</text:p>
          </table:table-cell>
          <table:table-cell office:value-type="float" office:value="131" calcext:value-type="float">
            <text:p>13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University of Strathclyde Institutional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accesspublications@strath.ac.uk</text:p>
          </table:table-cell>
          <table:table-cell/>
          <table:table-cell office:value-type="string" calcext:value-type="string">
            <text:p>strath</text:p>
          </table:table-cell>
          <table:table-cell office:value-type="string" calcext:value-type="string">
            <text:p>https://strathprints.strath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15:36+01:00</text:p>
          </table:table-cell>
          <table:table-cell office:value-type="string" calcext:value-type="string">
            <text:p>{'countryCode': 'gb', 'latitude': 55.8333, 'longitude': -4.25}</text:p>
          </table:table-cell>
          <table:table-cell office:value-type="string" calcext:value-type="string">
            <text:p>https://api.core.ac.uk/data-providers/131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ure.sunderland.ac.uk/cgi/oai2</text:p>
          </table:table-cell>
          <table:table-cell office:value-type="float" office:value="168" calcext:value-type="float">
            <text:p>168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Sunderland University Institutional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re@sunderland.ac.uk</text:p>
          </table:table-cell>
          <table:table-cell/>
          <table:table-cell office:value-type="string" calcext:value-type="string">
            <text:p>sunderland</text:p>
          </table:table-cell>
          <table:table-cell office:value-type="string" calcext:value-type="string">
            <text:p>https://sure.sunderland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2-06-08T17:02:16+01:00</text:p>
          </table:table-cell>
          <table:table-cell office:value-type="string" calcext:value-type="string">
            <text:p>{'countryCode': 'GB', 'latitude': 54.9084, 'longitude': -1.3761}</text:p>
          </table:table-cell>
          <table:table-cell office:value-type="string" calcext:value-type="string">
            <text:p>https://api.core.ac.uk/data-providers/16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ubs.surrey.ac.uk/cgi/oai2</text:p>
          </table:table-cell>
          <table:table-cell office:value-type="float" office:value="108" calcext:value-type="float">
            <text:p>10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urrey Research Ins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research@surrey.ac.uk</text:p>
          </table:table-cell>
          <table:table-cell/>
          <table:table-cell office:value-type="string" calcext:value-type="string">
            <text:p>surrey</text:p>
          </table:table-cell>
          <table:table-cell office:value-type="string" calcext:value-type="string">
            <text:p>http://epubs.surrey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1:07+01:00</text:p>
          </table:table-cell>
          <table:table-cell office:value-type="string" calcext:value-type="string">
            <text:p>{'countryCode': 'GB', 'latitude': 51.242, 'longitude': -0.587}</text:p>
          </table:table-cell>
          <table:table-cell office:value-type="string" calcext:value-type="string">
            <text:p>https://api.core.ac.uk/data-providers/10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 s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AI XML Syntax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ro.sussex.ac.uk/cgi/oai2</text:p>
          </table:table-cell>
          <table:table-cell office:value-type="float" office:value="109" calcext:value-type="float">
            <text:p>109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Sussex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arch@sussex.ac.uk</text:p>
          </table:table-cell>
          <table:table-cell/>
          <table:table-cell office:value-type="string" calcext:value-type="string">
            <text:p>sussex</text:p>
          </table:table-cell>
          <table:table-cell office:value-type="string" calcext:value-type="string">
            <text:p>http://sro.sussex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11:07+01:00</text:p>
          </table:table-cell>
          <table:table-cell office:value-type="string" calcext:value-type="string">
            <text:p>{'countryCode': 'GB', 'latitude': 50.8677, 'longitude': -0.0881}</text:p>
          </table:table-cell>
          <table:table-cell office:value-type="string" calcext:value-type="string">
            <text:p>https://api.core.ac.uk/data-providers/109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onfa.swan.ac.uk/OAI/Server</text:p>
          </table:table-cell>
          <table:table-cell office:value-type="float" office:value="24" calcext:value-type="float">
            <text:p>24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ronfa at Swansea Univers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ss-research@swansea.ac.uk</text:p>
          </table:table-cell>
          <table:table-cell/>
          <table:table-cell office:value-type="string" calcext:value-type="string">
            <text:p>swan</text:p>
          </table:table-cell>
          <table:table-cell office:value-type="string" calcext:value-type="string">
            <text:p>https://cronfa.swan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2T20:43:57+01:00</text:p>
          </table:table-cell>
          <table:table-cell office:value-type="string" calcext:value-type="string">
            <text:p>{'countryCode': 'GB', 'latitude': 51.608, 'longitude': -4.0628}</text:p>
          </table:table-cell>
          <table:table-cell office:value-type="string" calcext:value-type="string">
            <text:p>https://api.core.ac.uk/data-providers/2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50407" calcext:value-type="float">
            <text:p>50407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office:value-type="string" calcext:value-type="string">
            <text:p>Search type is computer progra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search.tees.ac.uk/ws/oai</text:p>
          </table:table-cell>
          <table:table-cell office:value-type="float" office:value="278" calcext:value-type="float">
            <text:p>278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Teeside University's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earchportal@tees.ac.uk</text:p>
          </table:table-cell>
          <table:table-cell/>
          <table:table-cell office:value-type="string" calcext:value-type="string">
            <text:p>tees</text:p>
          </table:table-cell>
          <table:table-cell office:value-type="string" calcext:value-type="string">
            <text:p>http://tees.openrepository.com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2-11-13T11:36:34+00:00</text:p>
          </table:table-cell>
          <table:table-cell office:value-type="string" calcext:value-type="string">
            <text:p>{'countryCode': 'GB', 'latitude': 54.5737, 'longitude': -1.2387}</text:p>
          </table:table-cell>
          <table:table-cell office:value-type="string" calcext:value-type="string">
            <text:p>https://api.core.ac.uk/data-providers/27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alresearchonline.arts.ac.uk/cgi/oai2</text:p>
          </table:table-cell>
          <table:table-cell office:value-type="float" office:value="116" calcext:value-type="float">
            <text:p>116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UAL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alresearchonline@arts.ac.uk</text:p>
          </table:table-cell>
          <table:table-cell/>
          <table:table-cell office:value-type="string" calcext:value-type="string">
            <text:p>ual</text:p>
          </table:table-cell>
          <table:table-cell office:value-type="string" calcext:value-type="string">
            <text:p>http://ualresearchonline.arts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2:10+01:00</text:p>
          </table:table-cell>
          <table:table-cell office:value-type="string" calcext:value-type="string">
            <text:p>{'countryCode': 'GB', 'latitude': 51.5002, 'longitude': -0.1262}</text:p>
          </table:table-cell>
          <table:table-cell office:value-type="string" calcext:value-type="string">
            <text:p>https://api.core.ac.uk/data-providers/11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office:value-type="string" calcext:value-type="string">
            <text:p>No software search ite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search.uca.ac.uk/cgi/oai2</text:p>
          </table:table-cell>
          <table:table-cell office:value-type="float" office:value="117" calcext:value-type="float">
            <text:p>117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UCA Research Onl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obinson@ucreative.ac.uk</text:p>
          </table:table-cell>
          <table:table-cell/>
          <table:table-cell office:value-type="string" calcext:value-type="string">
            <text:p>uca</text:p>
          </table:table-cell>
          <table:table-cell office:value-type="string" calcext:value-type="string">
            <text:p>http://research.uca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2:10+01:00</text:p>
          </table:table-cell>
          <table:table-cell office:value-type="string" calcext:value-type="string">
            <text:p>{'countryCode': 'GB', 'latitude': 51.2159, 'longitude': 0.8053}</text:p>
          </table:table-cell>
          <table:table-cell office:value-type="string" calcext:value-type="string">
            <text:p>https://api.core.ac.uk/data-providers/117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scovery.ucl.ac.uk/cgi/oai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UCL Discov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-access@ucl.ac.uk</text:p>
          </table:table-cell>
          <table:table-cell/>
          <table:table-cell office:value-type="string" calcext:value-type="string">
            <text:p>ucl</text:p>
          </table:table-cell>
          <table:table-cell office:value-type="string" calcext:value-type="string">
            <text:p>http://discovery.ucl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2:10+01:00</text:p>
          </table:table-cell>
          <table:table-cell office:value-type="string" calcext:value-type="string">
            <text:p>{'countryCode': 'gb', 'latitude': 51.5241, 'longitude': -0.1329}</text:p>
          </table:table-cell>
          <table:table-cell office:value-type="string" calcext:value-type="string">
            <text:p>https://api.core.ac.uk/data-providers/11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UCL has software type on webpage, but no software se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lok.uclan.ac.uk/cgi/oai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L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k@uclan.ac.uk</text:p>
          </table:table-cell>
          <table:table-cell/>
          <table:table-cell office:value-type="string" calcext:value-type="string">
            <text:p>uclan</text:p>
          </table:table-cell>
          <table:table-cell office:value-type="string" calcext:value-type="string">
            <text:p>http://clok.uclan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10T19:54:34+01:00</text:p>
          </table:table-cell>
          <table:table-cell office:value-type="string" calcext:value-type="string">
            <text:p>{'countryCode': 'GB', 'latitude': 53.7613, 'longitude': -2.7074}</text:p>
          </table:table-cell>
          <table:table-cell office:value-type="string" calcext:value-type="string">
            <text:p>https://api.core.ac.uk/data-providers/1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eaeprints.uea.ac.uk/cgi/oai2</text:p>
          </table:table-cell>
          <table:table-cell office:value-type="float" office:value="124" calcext:value-type="float">
            <text:p>124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University of East Anglia digital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ea.digital.repository@uea.ac.uk</text:p>
          </table:table-cell>
          <table:table-cell/>
          <table:table-cell office:value-type="string" calcext:value-type="string">
            <text:p>uea</text:p>
          </table:table-cell>
          <table:table-cell office:value-type="string" calcext:value-type="string">
            <text:p>https://ueaeprints.uea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7-07T16:13:07+01:00</text:p>
          </table:table-cell>
          <table:table-cell office:value-type="string" calcext:value-type="string">
            <text:p>{'countryCode': 'GB', 'latitude': 52.6231, 'longitude': 1.2397}</text:p>
          </table:table-cell>
          <table:table-cell office:value-type="string" calcext:value-type="string">
            <text:p>https://api.core.ac.uk/data-providers/12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office:value-type="string" calcext:value-type="string">
            <text:p>OAI record is deleted, but still return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pository.uel.ac.uk/oai2</text:p>
          </table:table-cell>
          <table:table-cell office:value-type="float" office:value="96" calcext:value-type="float">
            <text:p>96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UEL Research Repository at University of East Lond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uel.ac.uk</text:p>
          </table:table-cell>
          <table:table-cell/>
          <table:table-cell office:value-type="string" calcext:value-type="string">
            <text:p>uel</text:p>
          </table:table-cell>
          <table:table-cell office:value-type="string" calcext:value-type="string">
            <text:p>https://repository.uel.ac.uk</text:p>
          </table:table-cell>
          <table:table-cell/>
          <table:table-cell table:number-columns-repeated="2" office:value-type="string" calcext:value-type="string">
            <text:p>haplo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11:00+01:00</text:p>
          </table:table-cell>
          <table:table-cell office:value-type="string" calcext:value-type="string">
            <text:p>{'countryCode': 'GB', 'latitude': 51.5075933, 'longitude': 0.0650805}</text:p>
          </table:table-cell>
          <table:table-cell office:value-type="string" calcext:value-type="string">
            <text:p>https://api.core.ac.uk/data-providers/9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AI XML Syntax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ww.repository.uhblibrary.co.uk/cgi/oai2</text:p>
          </table:table-cell>
          <table:table-cell office:value-type="float" office:value="13672" calcext:value-type="float">
            <text:p>13672</text:p>
          </table:table-cell>
          <table:table-cell/>
          <table:table-cell office:value-type="string" calcext:value-type="string">
            <text:p>Heart of England: HEFT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uhblibrary</text:p>
          </table:table-cell>
          <table:table-cell office:value-type="string" calcext:value-type="string">
            <text:p>http://www.repository.uhblibrary.co.uk</text:p>
          </table:table-cell>
          <table:table-cell/>
          <table:table-cell office:value-type="string" calcext:value-type="string">
            <text:p>Eprints 3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9-09-23T00:00:00+01:00</text:p>
          </table:table-cell>
          <table:table-cell office:value-type="string" calcext:value-type="string">
            <text:p>{'countryCode': 'GB', 'latitude': None, 'longitude': None}</text:p>
          </table:table-cell>
          <table:table-cell office:value-type="string" calcext:value-type="string">
            <text:p>https://api.core.ac.uk/data-providers/13672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ure.ulster.ac.uk/ws/oai</text:p>
          </table:table-cell>
          <table:table-cell office:value-type="float" office:value="3274" calcext:value-type="float">
            <text:p>3274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Ulster University's Research Portal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ulster</text:p>
          </table:table-cell>
          <table:table-cell office:value-type="string" calcext:value-type="string">
            <text:p>http://uir.ulster.ac.uk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7-08-31T15:54:56+01:00</text:p>
          </table:table-cell>
          <table:table-cell office:value-type="string" calcext:value-type="string">
            <text:p>{'countryCode': 'gb', 'latitude': 53.385, 'longitude': -6.5936}</text:p>
          </table:table-cell>
          <table:table-cell office:value-type="string" calcext:value-type="string">
            <text:p>https://api.core.ac.uk/data-providers/327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ins softwar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obrep.openrepository.com/uobrep/oai/request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University of Bedfordshire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beds.ac.uk</text:p>
          </table:table-cell>
          <table:table-cell/>
          <table:table-cell office:value-type="string" calcext:value-type="string">
            <text:p>uobrep</text:p>
          </table:table-cell>
          <table:table-cell office:value-type="string" calcext:value-type="string">
            <text:p>http://uobrep.openrepository.com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5-01-20T16:59:20+00:00</text:p>
          </table:table-cell>
          <table:table-cell office:value-type="string" calcext:value-type="string">
            <text:p>{'countryCode': 'GB', 'latitude': 51.878306, 'longitude': -0.411352}</text:p>
          </table:table-cell>
          <table:table-cell office:value-type="string" calcext:value-type="string">
            <text:p>https://api.core.ac.uk/data-providers/65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 s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Verb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office:value-type="string" calcext:value-type="string">
            <text:p>Type in search bar filter, but �software� gives 0 result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we-repository.worktribe.com/oaiprovider</text:p>
          </table:table-cell>
          <table:table-cell office:value-type="float" office:value="134" calcext:value-type="float">
            <text:p>134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UWE Bristol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prints@uwe.ac.uk</text:p>
          </table:table-cell>
          <table:table-cell/>
          <table:table-cell office:value-type="string" calcext:value-type="string">
            <text:p>uwe-</text:p>
          </table:table-cell>
          <table:table-cell office:value-type="string" calcext:value-type="string">
            <text:p>https://uwe-repository.worktribe.com/</text:p>
          </table:table-cell>
          <table:table-cell/>
          <table:table-cell table:number-columns-repeated="2" office:value-type="string" calcext:value-type="string">
            <text:p>worktribe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7T16:15:36+01:00</text:p>
          </table:table-cell>
          <table:table-cell office:value-type="string" calcext:value-type="string">
            <text:p>{'countryCode': 'GB', 'latitude': 51.500207, 'longitude': -2.54749}</text:p>
          </table:table-cell>
          <table:table-cell office:value-type="string" calcext:value-type="string">
            <text:p>https://api.core.ac.uk/data-providers/13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pository.uwl.ac.uk/cgi/oai2</text:p>
          </table:table-cell>
          <table:table-cell office:value-type="float" office:value="357" calcext:value-type="float">
            <text:p>357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UWL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access@uwl.ac.uk</text:p>
          </table:table-cell>
          <table:table-cell/>
          <table:table-cell office:value-type="string" calcext:value-type="string">
            <text:p>uwl</text:p>
          </table:table-cell>
          <table:table-cell office:value-type="string" calcext:value-type="string">
            <text:p>http://repository.uwl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3-07-10T13:02:46+01:00</text:p>
          </table:table-cell>
          <table:table-cell office:value-type="string" calcext:value-type="string">
            <text:p>{'countryCode': 'GB', 'latitude': 51.4544, 'longitude': -0.9764}</text:p>
          </table:table-cell>
          <table:table-cell office:value-type="string" calcext:value-type="string">
            <text:p>https://api.core.ac.uk/data-providers/357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pository.uwtsd.ac.uk/cgi/oai2</text:p>
          </table:table-cell>
          <table:table-cell office:value-type="float" office:value="110" calcext:value-type="float">
            <text:p>110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University of Wales Trinity Saint Dav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ne.harvey@sm.uwtsd.ac.uk</text:p>
          </table:table-cell>
          <table:table-cell/>
          <table:table-cell office:value-type="string" calcext:value-type="string">
            <text:p>uwtsd</text:p>
          </table:table-cell>
          <table:table-cell office:value-type="string" calcext:value-type="string">
            <text:p>http://repository.uwtsd.ac.uk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14T10:36:07+01:00</text:p>
          </table:table-cell>
          <table:table-cell office:value-type="string" calcext:value-type="string">
            <text:p>{'countryCode': 'GB', 'latitude': 51.6144, 'longitude': -3.8727}</text:p>
          </table:table-cell>
          <table:table-cell office:value-type="string" calcext:value-type="string">
            <text:p>https://api.core.ac.uk/data-providers/110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rap.warwick.ac.uk/cgi/oai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Warwick Research Archives Portal Reposi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blications@warwick.ac.uk</text:p>
          </table:table-cell>
          <table:table-cell/>
          <table:table-cell office:value-type="string" calcext:value-type="string">
            <text:p>warwick</text:p>
          </table:table-cell>
          <table:table-cell office:value-type="string" calcext:value-type="string">
            <text:p>http://wrap.warwick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22T16:37:17+01:00</text:p>
          </table:table-cell>
          <table:table-cell office:value-type="string" calcext:value-type="string">
            <text:p>{'countryCode': 'gb', 'latitude': 52.3822, 'longitude': -1.5647}</text:p>
          </table:table-cell>
          <table:table-cell office:value-type="string" calcext:value-type="string">
            <text:p>https://api.core.ac.uk/data-providers/136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estminsterresearch.westminster.ac.uk/oai2</text:p>
          </table:table-cell>
          <table:table-cell office:value-type="float" office:value="138" calcext:value-type="float">
            <text:p>13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WestminsterResea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westminster.ac.uk</text:p>
          </table:table-cell>
          <table:table-cell/>
          <table:table-cell office:value-type="string" calcext:value-type="string">
            <text:p>westminster</text:p>
          </table:table-cell>
          <table:table-cell office:value-type="string" calcext:value-type="string">
            <text:p>https://westminsterresearch.westminster.ac.uk/</text:p>
          </table:table-cell>
          <table:table-cell/>
          <table:table-cell table:number-columns-repeated="2" office:value-type="string" calcext:value-type="string">
            <text:p>haplo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5T10:19:45+01:00</text:p>
          </table:table-cell>
          <table:table-cell office:value-type="string" calcext:value-type="string">
            <text:p>{'countryCode': 'GB', 'latitude': 51.521, 'longitude': -0.1403}</text:p>
          </table:table-cell>
          <table:table-cell office:value-type="string" calcext:value-type="string">
            <text:p>https://api.core.ac.uk/data-providers/138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AI XML Syntax 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Set Spec and SetName both == software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etheses.whiterose.ac.uk/cgi/oai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string" calcext:value-type="string">
            <text:p>White Rose E-theses Onlin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theses@whiterose.ac.uk</text:p>
          </table:table-cell>
          <table:table-cell table:style-name="ce1"/>
          <table:table-cell table:style-name="ce1" office:value-type="string" calcext:value-type="string">
            <text:p>whiterose</text:p>
          </table:table-cell>
          <table:table-cell table:style-name="ce1" office:value-type="string" calcext:value-type="string">
            <text:p>http://etheses.whiterose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oai_dc</text:p>
          </table:table-cell>
          <table:table-cell table:style-name="ce1" office:value-type="string" calcext:value-type="string">
            <text:p>2011-07-04T16:54:46+01:00</text:p>
          </table:table-cell>
          <table:table-cell table:style-name="ce1" office:value-type="string" calcext:value-type="string">
            <text:p>{'countryCode': 'GB', 'latitude': 53.80849, 'longitude': -1.5528}</text:p>
          </table:table-cell>
          <table:table-cell table:style-name="ce1" office:value-type="string" calcext:value-type="string">
            <text:p>https://api.core.ac.uk/data-providers/139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No software search item</text:p>
          </table:table-cell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eprints.whiterose.ac.uk/cgi/oai2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1" office:value-type="string" calcext:value-type="string">
            <text:p>White Rose Research Onlin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prints@whiterose.ac.uk</text:p>
          </table:table-cell>
          <table:table-cell table:style-name="ce1"/>
          <table:table-cell table:style-name="ce1" office:value-type="string" calcext:value-type="string">
            <text:p>whiterose</text:p>
          </table:table-cell>
          <table:table-cell table:style-name="ce1" office:value-type="string" calcext:value-type="string">
            <text:p>http://eprints.whiterose.ac.uk</text:p>
          </table:table-cell>
          <table:table-cell table:style-name="ce1"/>
          <table:table-cell table:number-columns-repeated="2" table:style-name="ce1" office:value-type="string" calcext:value-type="string">
            <text:p>eprints</text:p>
          </table:table-cell>
          <table:table-cell table:style-name="ce1" office:value-type="string" calcext:value-type="string">
            <text:p>rioxx</text:p>
          </table:table-cell>
          <table:table-cell table:style-name="ce1" office:value-type="string" calcext:value-type="string">
            <text:p>2011-05-22T16:37:21+01:00</text:p>
          </table:table-cell>
          <table:table-cell table:style-name="ce1" office:value-type="string" calcext:value-type="string">
            <text:p>{'countryCode': 'gb', 'latitude': 53.9477, 'longitude': -1.04984}</text:p>
          </table:table-cell>
          <table:table-cell table:style-name="ce1" office:value-type="string" calcext:value-type="string">
            <text:p>https://api.core.ac.uk/data-providers/140/logo</text:p>
          </table:table-cell>
          <table:table-cell table:style-name="ce1" office:value-type="string" calcext:value-type="string">
            <text:p>REPOSITORY</text:p>
          </table:table-cell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VerbErr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 direct software search capability</text:p>
          </table:table-cell>
          <table:table-cell table:style-name="ce1" office:value-type="string" calcext:value-type="string">
            <text:p>No software search item. Whiterose represents Leeds, Sheffield and York. <text:s/>York has Pure.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https://winchester.elsevierpure.com/</text:p>
          </table:table-cell>
          <table:table-cell office:value-type="float" office:value="694" calcext:value-type="float">
            <text:p>694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Winchester Research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pository@winchester.ac.uk</text:p>
          </table:table-cell>
          <table:table-cell/>
          <table:table-cell office:value-type="string" calcext:value-type="string">
            <text:p>winchester</text:p>
          </table:table-cell>
          <table:table-cell office:value-type="string" calcext:value-type="string">
            <text:p>http://repository.winchester.ac.uk</text:p>
          </table:table-cell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5-09-11T19:19:05+01:00</text:p>
          </table:table-cell>
          <table:table-cell office:value-type="string" calcext:value-type="string">
            <text:p>{'countryCode': 'GB', 'latitude': 51.059771, 'longitude': -1.310142}</text:p>
          </table:table-cell>
          <table:table-cell office:value-type="string" calcext:value-type="string">
            <text:p>https://api.core.ac.uk/data-providers/694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 Argument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office:value-type="string" calcext:value-type="string">
            <text:p>No software in Pure!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lv.openrepository.com/wlv-oai/request</text:p>
          </table:table-cell>
          <table:table-cell office:value-type="float" office:value="141" calcext:value-type="float">
            <text:p>141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Wolverhampton Intellectual Repository and E-thes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re@wlv.ac.uk</text:p>
          </table:table-cell>
          <table:table-cell/>
          <table:table-cell office:value-type="string" calcext:value-type="string">
            <text:p>wlv</text:p>
          </table:table-cell>
          <table:table-cell office:value-type="string" calcext:value-type="string">
            <text:p>http://wlv.openrepository.com</text:p>
          </table:table-cell>
          <table:table-cell/>
          <table:table-cell table:number-columns-repeated="2" office:value-type="string" calcext:value-type="string">
            <text:p>dspace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11-05-27T18:45:03+01:00</text:p>
          </table:table-cell>
          <table:table-cell office:value-type="string" calcext:value-type="string">
            <text:p>{'countryCode': 'GB', 'latitude': 52.5837, 'longitude': -2.1174}</text:p>
          </table:table-cell>
          <table:table-cell office:value-type="string" calcext:value-type="string">
            <text:p>https://api.core.ac.uk/data-providers/141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rints.worc.ac.uk/cgi/oai2</text:p>
          </table:table-cell>
          <table:table-cell office:value-type="float" office:value="133" calcext:value-type="float">
            <text:p>133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University of Worcester Research and Public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.fairman@worc.ac.uk</text:p>
          </table:table-cell>
          <table:table-cell/>
          <table:table-cell office:value-type="string" calcext:value-type="string">
            <text:p>worc</text:p>
          </table:table-cell>
          <table:table-cell office:value-type="string" calcext:value-type="string">
            <text:p>http://eprints.worc.ac.uk</text:p>
          </table:table-cell>
          <table:table-cell/>
          <table:table-cell table:number-columns-repeated="2"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7-05T11:46:41+01:00</text:p>
          </table:table-cell>
          <table:table-cell office:value-type="string" calcext:value-type="string">
            <text:p>{'countryCode': 'GB', 'latitude': 52.19739, 'longitude': -2.24308}</text:p>
          </table:table-cell>
          <table:table-cell office:value-type="string" calcext:value-type="string">
            <text:p>https://api.core.ac.uk/data-providers/13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rittle.repository.guildhe.ac.uk/cgi/oai2</text:p>
          </table:table-cell>
          <table:table-cell office:value-type="float" office:value="15091" calcext:value-type="float">
            <text:p>15091</text:p>
          </table:table-cell>
          <table:table-cell/>
          <table:table-cell office:value-type="string" calcext:value-type="string">
            <text:p>Writtle University College Repositor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rittle</text:p>
          </table:table-cell>
          <table:table-cell office:value-type="string" calcext:value-type="string">
            <text:p>https://writtle.repository.guildhe.ac.uk</text:p>
          </table:table-cell>
          <table:table-cell/>
          <table:table-cell office:value-type="string" calcext:value-type="string">
            <text:p>Eprints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oai_dc</text:p>
          </table:table-cell>
          <table:table-cell office:value-type="string" calcext:value-type="string">
            <text:p>2020-03-10T14:49:37+00:00</text:p>
          </table:table-cell>
          <table:table-cell office:value-type="string" calcext:value-type="string">
            <text:p>{'countryCode': 'GB', 'latitude': 51.736605, 'longitude': 0.427964}</text:p>
          </table:table-cell>
          <table:table-cell office:value-type="string" calcext:value-type="string">
            <text:p>https://api.core.ac.uk/data-providers/15091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 contain software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The York Research Databa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ork</text:p>
          </table:table-cell>
          <table:table-cell office:value-type="string" calcext:value-type="string">
            <text:p>http://pure.york.ac.uk</text:p>
          </table:table-cell>
          <table:table-cell/>
          <table:table-cell table:number-columns-repeated="2" office:value-type="string" calcext:value-type="string">
            <text:p>pure</text:p>
          </table:table-cell>
          <table:table-cell table:number-columns-repeated="4"/>
          <table:table-cell office:value-type="string" calcext:value-type="string">
            <text:p>REPOSITORY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Contains software</text:p>
          </table:table-cell>
          <table:table-cell office:value-type="string" calcext:value-type="string">
            <text:p>Manually added- not in core? NOTE: Whiterose covers this, but doesn’t have software. <text:s/>This is Yorkshire’s own Pure implementation and contains software.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ay.yorksj.ac.uk/cgi/oai2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York St John University Institutional Reposit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Y@yorksj.ac.uk</text:p>
          </table:table-cell>
          <table:table-cell/>
          <table:table-cell office:value-type="string" calcext:value-type="string">
            <text:p>yorksj</text:p>
          </table:table-cell>
          <table:table-cell office:value-type="string" calcext:value-type="string">
            <text:p>https://ray.yorksj.ac.uk</text:p>
          </table:table-cell>
          <table:table-cell/>
          <table:table-cell office:value-type="string" calcext:value-type="string">
            <text:p>EPrints 3.4.1</text:p>
          </table:table-cell>
          <table:table-cell office:value-type="string" calcext:value-type="string">
            <text:p>eprints</text:p>
          </table:table-cell>
          <table:table-cell office:value-type="string" calcext:value-type="string">
            <text:p>rioxx</text:p>
          </table:table-cell>
          <table:table-cell office:value-type="string" calcext:value-type="string">
            <text:p>2011-05-27T23:19:36+01:00</text:p>
          </table:table-cell>
          <table:table-cell office:value-type="string" calcext:value-type="string">
            <text:p>{'countryCode': 'GB', 'latitude': 53.9653, 'longitude': -1.0809}</text:p>
          </table:table-cell>
          <table:table-cell office:value-type="string" calcext:value-type="string">
            <text:p>https://api.core.ac.uk/data-providers/683/logo</text:p>
          </table:table-cell>
          <table:table-cell office:value-type="string" calcext:value-type="string">
            <text:p>REPOSITORY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rect software search capability</text:p>
          </table:table-cell>
          <table:table-cell table:number-columns-repeated="1001"/>
        </table:table-row>
      </table:table>
      <table:named-expressions/>
      <table:database-ranges>
        <table:database-range table:name="__Anonymous_Sheet_DB__0" table:target-range-address="complete_dataset_manual_adjustment.A1:complete_dataset_manual_adjustment.X172">
          <table:sort>
            <table:sort-by table:field-number="7" table:data-type="automatic"/>
            <table:sort-by table:field-number="2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31T16:15:34.841669333</dc:date>
    <meta:editing-duration>PT47M27S</meta:editing-duration>
    <meta:editing-cycles>4</meta:editing-cycles>
    <meta:generator>LibreOffice/7.3.5.2$Linux_X86_64 LibreOffice_project/30$Build-2</meta:generator>
    <meta:document-statistic meta:table-count="1" meta:cell-count="3333" meta:object-count="0"/>
  </office:meta>
</office:document-meta>
</file>